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ub3.sender_i.network" table:style-name="ta1">
        <table:shapes>
          <draw:frame draw:z-index="0" draw:style-name="gr1" draw:text-style-name="P1" svg:width="453.51pt" svg:height="255.09pt" svg:x="339.14pt" svg:y="2.83pt">
            <draw:object draw:notify-on-update-of-ranges="'pub3.sender_i.network'.D2:'pub3.sender_i.network'.D311 'pub3.sender_i.network'.E2:'pub3.sender_i.network'.E3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664039.57839" calcext:value-type="float">
            <text:p>1438664039.57839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664040.08274" calcext:value-type="float">
            <text:p>1438664040.08274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504353523254395" calcext:value-type="float">
            <text:p>0.5043535233</text:p>
          </table:table-cell>
          <table:table-cell table:formula="of:=[.C3]/([.D3]-[.D2])" office:value-type="float" office:value="130130.943819927" calcext:value-type="float">
            <text:p>130130.943819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8664040.16509" calcext:value-type="float">
            <text:p>1438664040.16509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586699485778809" calcext:value-type="float">
            <text:p>0.5866994858</text:p>
          </table:table-cell>
          <table:table-cell table:formula="of:=[.C4]/([.D4]-[.D3])" office:value-type="float" office:value="797027.540731476" calcext:value-type="float">
            <text:p>797027.540731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8664040.2476" calcext:value-type="float">
            <text:p>1438664040.2476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669218063354492" calcext:value-type="float">
            <text:p>0.6692180634</text:p>
          </table:table-cell>
          <table:table-cell table:formula="of:=[.C5]/([.D5]-[.D4])" office:value-type="float" office:value="795360.292532967" calcext:value-type="float">
            <text:p>795360.292532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664040.32999" calcext:value-type="float">
            <text:p>1438664040.32999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751606464385986" calcext:value-type="float">
            <text:p>0.7516064644</text:p>
          </table:table-cell>
          <table:table-cell table:formula="of:=[.C6]/([.D6]-[.D5])" office:value-type="float" office:value="796616.989506948" calcext:value-type="float">
            <text:p>796616.989506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8664040.41233" calcext:value-type="float">
            <text:p>1438664040.41233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833939790725708" calcext:value-type="float">
            <text:p>0.8339397907</text:p>
          </table:table-cell>
          <table:table-cell table:formula="of:=[.C7]/([.D7]-[.D6])" office:value-type="float" office:value="797149.865282874" calcext:value-type="float">
            <text:p>797149.865282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664040.49466" calcext:value-type="float">
            <text:p>1438664040.49466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916277170181274" calcext:value-type="float">
            <text:p>0.9162771702</text:p>
          </table:table-cell>
          <table:table-cell table:formula="of:=[.C8]/([.D8]-[.D7])" office:value-type="float" office:value="797110.625015926" calcext:value-type="float">
            <text:p>797110.625015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8664040.57698" calcext:value-type="float">
            <text:p>1438664040.57698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998590707778931" calcext:value-type="float">
            <text:p>0.9985907078</text:p>
          </table:table-cell>
          <table:table-cell table:formula="of:=[.C9]/([.D9]-[.D8])" office:value-type="float" office:value="797341.505607563" calcext:value-type="float">
            <text:p>797341.505607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8664040.65937" calcext:value-type="float">
            <text:p>1438664040.65937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1.08098793029785" calcext:value-type="float">
            <text:p>1.0809879303</text:p>
          </table:table-cell>
          <table:table-cell table:formula="of:=[.C10]/([.D10]-[.D9])" office:value-type="float" office:value="796531.703297753" calcext:value-type="float">
            <text:p>796531.7032977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8664040.74164" calcext:value-type="float">
            <text:p>1438664040.74164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1.16325235366821" calcext:value-type="float">
            <text:p>1.1632523537</text:p>
          </table:table-cell>
          <table:table-cell table:formula="of:=[.C11]/([.D11]-[.D10])" office:value-type="float" office:value="797817.541423943" calcext:value-type="float">
            <text:p>797817.541423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8664040.82414" calcext:value-type="float">
            <text:p>1438664040.82414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1.24575734138489" calcext:value-type="float">
            <text:p>1.2457573414</text:p>
          </table:table-cell>
          <table:table-cell table:formula="of:=[.C12]/([.D12]-[.D11])" office:value-type="float" office:value="795491.300785144" calcext:value-type="float">
            <text:p>795491.300785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8664040.9065" calcext:value-type="float">
            <text:p>1438664040.9065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1.32811164855957" calcext:value-type="float">
            <text:p>1.3281116486</text:p>
          </table:table-cell>
          <table:table-cell table:formula="of:=[.C13]/([.D13]-[.D12])" office:value-type="float" office:value="796946.780947197" calcext:value-type="float">
            <text:p>796946.7809471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8664040.9888" calcext:value-type="float">
            <text:p>1438664040.9888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1.41041684150696" calcext:value-type="float">
            <text:p>1.4104168415</text:p>
          </table:table-cell>
          <table:table-cell table:formula="of:=[.C14]/([.D14]-[.D13])" office:value-type="float" office:value="797422.345415729" calcext:value-type="float">
            <text:p>797422.3454157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8664041.06715" calcext:value-type="float">
            <text:p>1438664041.06715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1.48876786231995" calcext:value-type="float">
            <text:p>1.4887678623</text:p>
          </table:table-cell>
          <table:table-cell table:formula="of:=[.C15]/([.D15]-[.D14])" office:value-type="float" office:value="837666.176126198" calcext:value-type="float">
            <text:p>837666.176126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38664041.1455" calcext:value-type="float">
            <text:p>1438664041.1455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.56710839271545" calcext:value-type="float">
            <text:p>1.5671083927</text:p>
          </table:table-cell>
          <table:table-cell table:formula="of:=[.C16]/([.D16]-[.D15])" office:value-type="float" office:value="837778.346261534" calcext:value-type="float">
            <text:p>837778.346261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8664041.22382" calcext:value-type="float">
            <text:p>1438664041.22382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.64542865753174" calcext:value-type="float">
            <text:p>1.6454286575</text:p>
          </table:table-cell>
          <table:table-cell table:formula="of:=[.C17]/([.D17]-[.D16])" office:value-type="float" office:value="837995.123662477" calcext:value-type="float">
            <text:p>837995.1236624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8664041.30218" calcext:value-type="float">
            <text:p>1438664041.30218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.723792552948" calcext:value-type="float">
            <text:p>1.7237925529</text:p>
          </table:table-cell>
          <table:table-cell table:formula="of:=[.C18]/([.D18]-[.D17])" office:value-type="float" office:value="837528.553824061" calcext:value-type="float">
            <text:p>837528.55382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8664041.38051" calcext:value-type="float">
            <text:p>1438664041.38051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.80212211608887" calcext:value-type="float">
            <text:p>1.8021221161</text:p>
          </table:table-cell>
          <table:table-cell table:formula="of:=[.C19]/([.D19]-[.D18])" office:value-type="float" office:value="837895.647164103" calcext:value-type="float">
            <text:p>837895.6471641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8664041.45887" calcext:value-type="float">
            <text:p>1438664041.45887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88048648834229" calcext:value-type="float">
            <text:p>1.8804864883</text:p>
          </table:table-cell>
          <table:table-cell table:formula="of:=[.C20]/([.D20]-[.D19])" office:value-type="float" office:value="837523.457570189" calcext:value-type="float">
            <text:p>837523.4575701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8664041.53626" calcext:value-type="float">
            <text:p>1438664041.53626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9578709602356" calcext:value-type="float">
            <text:p>1.9578709602</text:p>
          </table:table-cell>
          <table:table-cell table:formula="of:=[.C21]/([.D21]-[.D20])" office:value-type="float" office:value="848128.809233026" calcext:value-type="float">
            <text:p>848128.809233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8664041.61461" calcext:value-type="float">
            <text:p>1438664041.61461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2.03622555732727" calcext:value-type="float">
            <text:p>2.0362255573</text:p>
          </table:table-cell>
          <table:table-cell table:formula="of:=[.C22]/([.D22]-[.D21])" office:value-type="float" office:value="837627.943172379" calcext:value-type="float">
            <text:p>837627.9431723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8664041.69299" calcext:value-type="float">
            <text:p>1438664041.69299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2.11460185050964" calcext:value-type="float">
            <text:p>2.1146018505</text:p>
          </table:table-cell>
          <table:table-cell table:formula="of:=[.C23]/([.D23]-[.D22])" office:value-type="float" office:value="837396.071376858" calcext:value-type="float">
            <text:p>837396.0713768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8664041.77134" calcext:value-type="float">
            <text:p>1438664041.77134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2.19295430183411" calcext:value-type="float">
            <text:p>2.1929543018</text:p>
          </table:table-cell>
          <table:table-cell table:formula="of:=[.C24]/([.D24]-[.D23])" office:value-type="float" office:value="837650.882525849" calcext:value-type="float">
            <text:p>837650.8825258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8664041.84968" calcext:value-type="float">
            <text:p>1438664041.84968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2.27129030227661" calcext:value-type="float">
            <text:p>2.2712903023</text:p>
          </table:table-cell>
          <table:table-cell table:formula="of:=[.C25]/([.D25]-[.D24])" office:value-type="float" office:value="837826.7926529" calcext:value-type="float">
            <text:p>837826.7926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8664041.92803" calcext:value-type="float">
            <text:p>1438664041.92803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2.34963893890381" calcext:value-type="float">
            <text:p>2.3496389389</text:p>
          </table:table-cell>
          <table:table-cell table:formula="of:=[.C26]/([.D26]-[.D25])" office:value-type="float" office:value="837691.666701155" calcext:value-type="float">
            <text:p>837691.666701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8664042.00539" calcext:value-type="float">
            <text:p>1438664042.00539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2.42700719833374" calcext:value-type="float">
            <text:p>2.4270071983</text:p>
          </table:table-cell>
          <table:table-cell table:formula="of:=[.C27]/([.D27]-[.D26])" office:value-type="float" office:value="848306.534017861" calcext:value-type="float">
            <text:p>848306.5340178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8664042.06977" calcext:value-type="float">
            <text:p>1438664042.06977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2.49138808250427" calcext:value-type="float">
            <text:p>2.4913880825</text:p>
          </table:table-cell>
          <table:table-cell table:formula="of:=[.C28]/([.D28]-[.D27])" office:value-type="float" office:value="1019433.03273304" calcext:value-type="float">
            <text:p>1019433.03273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8664042.13403" calcext:value-type="float">
            <text:p>1438664042.13403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2.55564785003662" calcext:value-type="float">
            <text:p>2.55564785</text:p>
          </table:table-cell>
          <table:table-cell table:formula="of:=[.C29]/([.D29]-[.D28])" office:value-type="float" office:value="1021354.45738985" calcext:value-type="float">
            <text:p>1021354.457389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8664042.19829" calcext:value-type="float">
            <text:p>1438664042.19829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2.61990308761597" calcext:value-type="float">
            <text:p>2.6199030876</text:p>
          </table:table-cell>
          <table:table-cell table:formula="of:=[.C30]/([.D30]-[.D29])" office:value-type="float" office:value="1021426.46222348" calcext:value-type="float">
            <text:p>1021426.462223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38664042.26268" calcext:value-type="float">
            <text:p>1438664042.26268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2.68429017066956" calcext:value-type="float">
            <text:p>2.6842901707</text:p>
          </table:table-cell>
          <table:table-cell table:formula="of:=[.C31]/([.D31]-[.D30])" office:value-type="float" office:value="1019334.88655442" calcext:value-type="float">
            <text:p>1019334.886554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8664042.32694" calcext:value-type="float">
            <text:p>1438664042.32694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2.74855494499207" calcext:value-type="float">
            <text:p>2.748554945</text:p>
          </table:table-cell>
          <table:table-cell table:formula="of:=[.C32]/([.D32]-[.D31])" office:value-type="float" office:value="1021274.88491018" calcext:value-type="float">
            <text:p>1021274.88491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38664042.39123" calcext:value-type="float">
            <text:p>1438664042.39123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2.81284236907959" calcext:value-type="float">
            <text:p>2.8128423691</text:p>
          </table:table-cell>
          <table:table-cell table:formula="of:=[.C33]/([.D33]-[.D32])" office:value-type="float" office:value="1020915.06902882" calcext:value-type="float">
            <text:p>1020915.069028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8664042.45552" calcext:value-type="float">
            <text:p>1438664042.45552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2.87713742256165" calcext:value-type="float">
            <text:p>2.8771374226</text:p>
          </table:table-cell>
          <table:table-cell table:formula="of:=[.C34]/([.D34]-[.D33])" office:value-type="float" office:value="1020793.92496839" calcext:value-type="float">
            <text:p>1020793.92496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8664042.51994" calcext:value-type="float">
            <text:p>1438664042.51994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2.94155240058899" calcext:value-type="float">
            <text:p>2.9415524006</text:p>
          </table:table-cell>
          <table:table-cell table:formula="of:=[.C35]/([.D35]-[.D34])" office:value-type="float" office:value="1018893.46251332" calcext:value-type="float">
            <text:p>1018893.462513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8664042.58435" calcext:value-type="float">
            <text:p>1438664042.58435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3.00596690177917" calcext:value-type="float">
            <text:p>3.0059669018</text:p>
          </table:table-cell>
          <table:table-cell table:formula="of:=[.C36]/([.D36]-[.D35])" office:value-type="float" office:value="1018901.00501159" calcext:value-type="float">
            <text:p>1018901.005011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8664042.6487" calcext:value-type="float">
            <text:p>1438664042.6487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3.07031750679016" calcext:value-type="float">
            <text:p>3.0703175068</text:p>
          </table:table-cell>
          <table:table-cell table:formula="of:=[.C37]/([.D37]-[.D36])" office:value-type="float" office:value="1019912.71082525" calcext:value-type="float">
            <text:p>1019912.710825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8664042.71299" calcext:value-type="float">
            <text:p>1438664042.71299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3.13459920883179" calcext:value-type="float">
            <text:p>3.1345992088</text:p>
          </table:table-cell>
          <table:table-cell table:formula="of:=[.C38]/([.D38]-[.D37])" office:value-type="float" office:value="1021005.94594555" calcext:value-type="float">
            <text:p>1021005.945945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8664042.77722" calcext:value-type="float">
            <text:p>1438664042.77722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3.19883179664612" calcext:value-type="float">
            <text:p>3.1988317966</text:p>
          </table:table-cell>
          <table:table-cell table:formula="of:=[.C39]/([.D39]-[.D38])" office:value-type="float" office:value="1021786.63873413" calcext:value-type="float">
            <text:p>1021786.638734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8664042.84166" calcext:value-type="float">
            <text:p>1438664042.84166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3.26327610015869" calcext:value-type="float">
            <text:p>3.2632761002</text:p>
          </table:table-cell>
          <table:table-cell table:formula="of:=[.C40]/([.D40]-[.D39])" office:value-type="float" office:value="1018429.81338444" calcext:value-type="float">
            <text:p>1018429.81338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38664042.906" calcext:value-type="float">
            <text:p>1438664042.906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3.32761669158936" calcext:value-type="float">
            <text:p>3.3276166916</text:p>
          </table:table-cell>
          <table:table-cell table:formula="of:=[.C41]/([.D41]-[.D40])" office:value-type="float" office:value="1020071.44386802" calcext:value-type="float">
            <text:p>1020071.443868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8664042.97032" calcext:value-type="float">
            <text:p>1438664042.97032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3.39193367958069" calcext:value-type="float">
            <text:p>3.3919336796</text:p>
          </table:table-cell>
          <table:table-cell table:formula="of:=[.C42]/([.D42]-[.D41])" office:value-type="float" office:value="1020445.79588901" calcext:value-type="float">
            <text:p>1020445.795889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8664043.03562" calcext:value-type="float">
            <text:p>1438664043.03562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3.45723295211792" calcext:value-type="float">
            <text:p>3.4572329521</text:p>
          </table:table-cell>
          <table:table-cell table:formula="of:=[.C43]/([.D43]-[.D42])" office:value-type="float" office:value="1005095.42372894" calcext:value-type="float">
            <text:p>1005095.423728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8664043.10191" calcext:value-type="float">
            <text:p>1438664043.10191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3.52351951599121" calcext:value-type="float">
            <text:p>3.523519516</text:p>
          </table:table-cell>
          <table:table-cell table:formula="of:=[.C44]/([.D44]-[.D43])" office:value-type="float" office:value="990125.240545848" calcext:value-type="float">
            <text:p>990125.2405458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38664043.16826" calcext:value-type="float">
            <text:p>1438664043.16826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3.58986926078796" calcext:value-type="float">
            <text:p>3.5898692608</text:p>
          </table:table-cell>
          <table:table-cell table:formula="of:=[.C45]/([.D45]-[.D44])" office:value-type="float" office:value="989182.40305292" calcext:value-type="float">
            <text:p>989182.403052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8664043.23466" calcext:value-type="float">
            <text:p>1438664043.23466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3.6562705039978" calcext:value-type="float">
            <text:p>3.656270504</text:p>
          </table:table-cell>
          <table:table-cell table:formula="of:=[.C46]/([.D46]-[.D45])" office:value-type="float" office:value="988415.228802149" calcext:value-type="float">
            <text:p>988415.2288021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38664043.30103" calcext:value-type="float">
            <text:p>1438664043.30103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3.72264528274536" calcext:value-type="float">
            <text:p>3.7226452827</text:p>
          </table:table-cell>
          <table:table-cell table:formula="of:=[.C47]/([.D47]-[.D46])" office:value-type="float" office:value="988809.322432794" calcext:value-type="float">
            <text:p>988809.3224327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8664043.36744" calcext:value-type="float">
            <text:p>1438664043.36744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3.78905487060547" calcext:value-type="float">
            <text:p>3.7890548706</text:p>
          </table:table-cell>
          <table:table-cell table:formula="of:=[.C48]/([.D48]-[.D47])" office:value-type="float" office:value="988291.030178573" calcext:value-type="float">
            <text:p>988291.0301785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8664043.43382" calcext:value-type="float">
            <text:p>1438664043.43382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3.85543656349182" calcext:value-type="float">
            <text:p>3.8554365635</text:p>
          </table:table-cell>
          <table:table-cell table:formula="of:=[.C49]/([.D49]-[.D48])" office:value-type="float" office:value="988706.330710245" calcext:value-type="float">
            <text:p>988706.3307102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8664043.50018" calcext:value-type="float">
            <text:p>1438664043.50018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3.92179155349731" calcext:value-type="float">
            <text:p>3.9217915535</text:p>
          </table:table-cell>
          <table:table-cell table:formula="of:=[.C50]/([.D50]-[.D49])" office:value-type="float" office:value="989104.21046807" calcext:value-type="float">
            <text:p>989104.210468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38664043.56651" calcext:value-type="float">
            <text:p>1438664043.56651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3.98812127113342" calcext:value-type="float">
            <text:p>3.9881212711</text:p>
          </table:table-cell>
          <table:table-cell table:formula="of:=[.C51]/([.D51]-[.D50])" office:value-type="float" office:value="989481.070310956" calcext:value-type="float">
            <text:p>989481.0703109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8664043.63284" calcext:value-type="float">
            <text:p>1438664043.63284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4.05445623397827" calcext:value-type="float">
            <text:p>4.054456234</text:p>
          </table:table-cell>
          <table:table-cell table:formula="of:=[.C52]/([.D52]-[.D51])" office:value-type="float" office:value="989402.830502931" calcext:value-type="float">
            <text:p>989402.8305029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8664043.69923" calcext:value-type="float">
            <text:p>1438664043.6992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4.12084412574768" calcext:value-type="float">
            <text:p>4.1208441257</text:p>
          </table:table-cell>
          <table:table-cell table:formula="of:=[.C53]/([.D53]-[.D52])" office:value-type="float" office:value="988614.011542426" calcext:value-type="float">
            <text:p>988614.0115424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8664043.76557" calcext:value-type="float">
            <text:p>1438664043.76557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4.18718791007996" calcext:value-type="float">
            <text:p>4.1871879101</text:p>
          </table:table-cell>
          <table:table-cell table:formula="of:=[.C54]/([.D54]-[.D53])" office:value-type="float" office:value="989271.273270899" calcext:value-type="float">
            <text:p>989271.2732708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8664043.83195" calcext:value-type="float">
            <text:p>1438664043.83195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4.25356245040894" calcext:value-type="float">
            <text:p>4.2535624504</text:p>
          </table:table-cell>
          <table:table-cell table:formula="of:=[.C55]/([.D55]-[.D54])" office:value-type="float" office:value="988812.874254207" calcext:value-type="float">
            <text:p>988812.8742542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8664043.89831" calcext:value-type="float">
            <text:p>1438664043.89831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4.31991934776306" calcext:value-type="float">
            <text:p>4.3199193478</text:p>
          </table:table-cell>
          <table:table-cell table:formula="of:=[.C56]/([.D56]-[.D55])" office:value-type="float" office:value="989075.779865695" calcext:value-type="float">
            <text:p>989075.7798656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8664043.9647" calcext:value-type="float">
            <text:p>1438664043.9647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4.38631272315979" calcext:value-type="float">
            <text:p>4.3863127232</text:p>
          </table:table-cell>
          <table:table-cell table:formula="of:=[.C57]/([.D57]-[.D56])" office:value-type="float" office:value="988532.358956312" calcext:value-type="float">
            <text:p>988532.3589563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8664044.03108" calcext:value-type="float">
            <text:p>1438664044.03108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4.45269703865051" calcext:value-type="float">
            <text:p>4.4526970387</text:p>
          </table:table-cell>
          <table:table-cell table:formula="of:=[.C58]/([.D58]-[.D57])" office:value-type="float" office:value="988667.270496631" calcext:value-type="float">
            <text:p>988667.2704966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38664044.09736" calcext:value-type="float">
            <text:p>1438664044.09736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4.51897144317627" calcext:value-type="float">
            <text:p>4.5189714432</text:p>
          </table:table-cell>
          <table:table-cell table:formula="of:=[.C59]/([.D59]-[.D58])" office:value-type="float" office:value="990306.89856282" calcext:value-type="float">
            <text:p>990306.898562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38664044.16373" calcext:value-type="float">
            <text:p>1438664044.16373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4.58533906936646" calcext:value-type="float">
            <text:p>4.5853390694</text:p>
          </table:table-cell>
          <table:table-cell table:formula="of:=[.C60]/([.D60]-[.D59])" office:value-type="float" office:value="988915.888175998" calcext:value-type="float">
            <text:p>988915.8881759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38664044.23009" calcext:value-type="float">
            <text:p>1438664044.23009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4.65170693397522" calcext:value-type="float">
            <text:p>4.651706934</text:p>
          </table:table-cell>
          <table:table-cell table:formula="of:=[.C61]/([.D61]-[.D60])" office:value-type="float" office:value="988912.335614494" calcext:value-type="float">
            <text:p>988912.3356144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8664044.29642" calcext:value-type="float">
            <text:p>1438664044.29642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4.71802878379822" calcext:value-type="float">
            <text:p>4.7180287838</text:p>
          </table:table-cell>
          <table:table-cell table:formula="of:=[.C62]/([.D62]-[.D61])" office:value-type="float" office:value="989598.453227117" calcext:value-type="float">
            <text:p>989598.4532271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8664044.36281" calcext:value-type="float">
            <text:p>1438664044.36281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4.78442049026489" calcext:value-type="float">
            <text:p>4.7844204903</text:p>
          </table:table-cell>
          <table:table-cell table:formula="of:=[.C63]/([.D63]-[.D62])" office:value-type="float" office:value="988557.208315527" calcext:value-type="float">
            <text:p>988557.2083155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38664044.42915" calcext:value-type="float">
            <text:p>1438664044.42915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4.85075926780701" calcext:value-type="float">
            <text:p>4.8507592678</text:p>
          </table:table-cell>
          <table:table-cell table:formula="of:=[.C64]/([.D64]-[.D63])" office:value-type="float" office:value="989345.936595447" calcext:value-type="float">
            <text:p>989345.9365954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8664044.49548" calcext:value-type="float">
            <text:p>1438664044.49548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4.91709303855896" calcext:value-type="float">
            <text:p>4.9170930386</text:p>
          </table:table-cell>
          <table:table-cell table:formula="of:=[.C65]/([.D65]-[.D64])" office:value-type="float" office:value="989420.611190983" calcext:value-type="float">
            <text:p>989420.6111909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8664044.56199" calcext:value-type="float">
            <text:p>1438664044.56199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4.9836049079895" calcext:value-type="float">
            <text:p>4.983604908</text:p>
          </table:table-cell>
          <table:table-cell table:formula="of:=[.C66]/([.D66]-[.D65])" office:value-type="float" office:value="986771.241914034" calcext:value-type="float">
            <text:p>986771.2419140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8664044.6284" calcext:value-type="float">
            <text:p>1438664044.6284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5.05001711845398" calcext:value-type="float">
            <text:p>5.0500171185</text:p>
          </table:table-cell>
          <table:table-cell table:formula="of:=[.C67]/([.D67]-[.D66])" office:value-type="float" office:value="988252.002771465" calcext:value-type="float">
            <text:p>988252.0027714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38664044.69477" calcext:value-type="float">
            <text:p>1438664044.69477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5.11638736724854" calcext:value-type="float">
            <text:p>5.1163873672</text:p>
          </table:table-cell>
          <table:table-cell table:formula="of:=[.C68]/([.D68]-[.D67])" office:value-type="float" office:value="988876.811403241" calcext:value-type="float">
            <text:p>988876.8114032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38664044.76107" calcext:value-type="float">
            <text:p>1438664044.76107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5.1826856136322" calcext:value-type="float">
            <text:p>5.1826856136</text:p>
          </table:table-cell>
          <table:table-cell table:formula="of:=[.C69]/([.D69]-[.D68])" office:value-type="float" office:value="989950.769137823" calcext:value-type="float">
            <text:p>989950.7691378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38664044.82743" calcext:value-type="float">
            <text:p>1438664044.82743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5.24904751777649" calcext:value-type="float">
            <text:p>5.2490475178</text:p>
          </table:table-cell>
          <table:table-cell table:formula="of:=[.C70]/([.D70]-[.D69])" office:value-type="float" office:value="989001.157310072" calcext:value-type="float">
            <text:p>989001.1573100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38664044.8938" calcext:value-type="float">
            <text:p>1438664044.8938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5.31540870666504" calcext:value-type="float">
            <text:p>5.3154087067</text:p>
          </table:table-cell>
          <table:table-cell table:formula="of:=[.C71]/([.D71]-[.D70])" office:value-type="float" office:value="989011.816985762" calcext:value-type="float">
            <text:p>989011.8169857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8664044.96012" calcext:value-type="float">
            <text:p>1438664044.96012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5.3817286491394" calcext:value-type="float">
            <text:p>5.3817286491</text:p>
          </table:table-cell>
          <table:table-cell table:formula="of:=[.C72]/([.D72]-[.D71])" office:value-type="float" office:value="989626.913885953" calcext:value-type="float">
            <text:p>989626.9138859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38664045.02547" calcext:value-type="float">
            <text:p>1438664045.02547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5.44708561897278" calcext:value-type="float">
            <text:p>5.447085619</text:p>
          </table:table-cell>
          <table:table-cell table:formula="of:=[.C73]/([.D73]-[.D72])" office:value-type="float" office:value="1004208.12297949" calcext:value-type="float">
            <text:p>1004208.122979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38664045.08883" calcext:value-type="float">
            <text:p>1438664045.08883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5.51044750213623" calcext:value-type="float">
            <text:p>5.5104475021</text:p>
          </table:table-cell>
          <table:table-cell table:formula="of:=[.C74]/([.D74]-[.D73])" office:value-type="float" office:value="1035827.79935204" calcext:value-type="float">
            <text:p>1035827.799352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8664045.15222" calcext:value-type="float">
            <text:p>1438664045.15222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5.57383394241333" calcext:value-type="float">
            <text:p>5.5738339424</text:p>
          </table:table-cell>
          <table:table-cell table:formula="of:=[.C75]/([.D75]-[.D74])" office:value-type="float" office:value="1035426.49994358" calcext:value-type="float">
            <text:p>1035426.499943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38664045.21558" calcext:value-type="float">
            <text:p>1438664045.21558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5.63719344139099" calcext:value-type="float">
            <text:p>5.6371934414</text:p>
          </table:table-cell>
          <table:table-cell table:formula="of:=[.C76]/([.D76]-[.D75])" office:value-type="float" office:value="1035866.77702644" calcext:value-type="float">
            <text:p>1035866.777026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38664045.27892" calcext:value-type="float">
            <text:p>1438664045.27892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5.70053625106812" calcext:value-type="float">
            <text:p>5.7005362511</text:p>
          </table:table-cell>
          <table:table-cell table:formula="of:=[.C77]/([.D77]-[.D76])" office:value-type="float" office:value="1036139.70290463" calcext:value-type="float">
            <text:p>1036139.702904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8664045.34224" calcext:value-type="float">
            <text:p>1438664045.34224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5.76385831832886" calcext:value-type="float">
            <text:p>5.7638583183</text:p>
          </table:table-cell>
          <table:table-cell table:formula="of:=[.C78]/([.D78]-[.D77])" office:value-type="float" office:value="1036479.11129853" calcext:value-type="float">
            <text:p>1036479.111298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38664045.40563" calcext:value-type="float">
            <text:p>1438664045.40563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5.82723951339722" calcext:value-type="float">
            <text:p>5.8272395134</text:p>
          </table:table-cell>
          <table:table-cell table:formula="of:=[.C79]/([.D79]-[.D78])" office:value-type="float" office:value="1035512.18826362" calcext:value-type="float">
            <text:p>1035512.188263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8664045.46895" calcext:value-type="float">
            <text:p>1438664045.46895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5.89056062698364" calcext:value-type="float">
            <text:p>5.890560627</text:p>
          </table:table-cell>
          <table:table-cell table:formula="of:=[.C80]/([.D80]-[.D79])" office:value-type="float" office:value="1036494.72162899" calcext:value-type="float">
            <text:p>1036494.721628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38664045.53226" calcext:value-type="float">
            <text:p>1438664045.53226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5.95387363433838" calcext:value-type="float">
            <text:p>5.9538736343</text:p>
          </table:table-cell>
          <table:table-cell table:formula="of:=[.C81]/([.D81]-[.D80])" office:value-type="float" office:value="1036627.4284251" calcext:value-type="float">
            <text:p>1036627.42842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8664045.59555" calcext:value-type="float">
            <text:p>1438664045.5955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6.01715970039368" calcext:value-type="float">
            <text:p>6.0171597004</text:p>
          </table:table-cell>
          <table:table-cell table:formula="of:=[.C82]/([.D82]-[.D81])" office:value-type="float" office:value="1037068.72761932" calcext:value-type="float">
            <text:p>1037068.727619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38664045.65884" calcext:value-type="float">
            <text:p>1438664045.65884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6.08045554161072" calcext:value-type="float">
            <text:p>6.0804555416</text:p>
          </table:table-cell>
          <table:table-cell table:formula="of:=[.C83]/([.D83]-[.D82])" office:value-type="float" office:value="1036908.56678796" calcext:value-type="float">
            <text:p>1036908.566787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38664045.7221" calcext:value-type="float">
            <text:p>1438664045.722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6.14371204376221" calcext:value-type="float">
            <text:p>6.1437120438</text:p>
          </table:table-cell>
          <table:table-cell table:formula="of:=[.C84]/([.D84]-[.D83])" office:value-type="float" office:value="1037553.41771541" calcext:value-type="float">
            <text:p>1037553.417715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38664045.78541" calcext:value-type="float">
            <text:p>1438664045.78541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6.20702314376831" calcext:value-type="float">
            <text:p>6.2070231438</text:p>
          </table:table-cell>
          <table:table-cell table:formula="of:=[.C85]/([.D85]-[.D84])" office:value-type="float" office:value="1036658.65849231" calcext:value-type="float">
            <text:p>1036658.658492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38664045.84879" calcext:value-type="float">
            <text:p>1438664045.84879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6.27040219306946" calcext:value-type="float">
            <text:p>6.2704021931</text:p>
          </table:table-cell>
          <table:table-cell table:formula="of:=[.C86]/([.D86]-[.D85])" office:value-type="float" office:value="1035547.24666423" calcext:value-type="float">
            <text:p>1035547.246664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38664045.91217" calcext:value-type="float">
            <text:p>1438664045.91217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6.33378005027771" calcext:value-type="float">
            <text:p>6.3337800503</text:p>
          </table:table-cell>
          <table:table-cell table:formula="of:=[.C87]/([.D87]-[.D86])" office:value-type="float" office:value="1035566.72457924" calcext:value-type="float">
            <text:p>1035566.724579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38664045.97551" calcext:value-type="float">
            <text:p>1438664045.97551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6.39712452888489" calcext:value-type="float">
            <text:p>6.3971245289</text:p>
          </table:table-cell>
          <table:table-cell table:formula="of:=[.C88]/([.D88]-[.D87])" office:value-type="float" office:value="1036112.40384514" calcext:value-type="float">
            <text:p>1036112.403845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38664046.03692" calcext:value-type="float">
            <text:p>1438664046.03692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6.45853686332703" calcext:value-type="float">
            <text:p>6.4585368633</text:p>
          </table:table-cell>
          <table:table-cell table:formula="of:=[.C89]/([.D89]-[.D88])" office:value-type="float" office:value="1068710.39175098" calcext:value-type="float">
            <text:p>1068710.391750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8664046.09729" calcext:value-type="float">
            <text:p>1438664046.09729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6.51890397071838" calcext:value-type="float">
            <text:p>6.5189039707</text:p>
          </table:table-cell>
          <table:table-cell table:formula="of:=[.C90]/([.D90]-[.D89])" office:value-type="float" office:value="1087214.59145807" calcext:value-type="float">
            <text:p>1087214.591458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38664046.15767" calcext:value-type="float">
            <text:p>1438664046.15767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6.5792818069458" calcext:value-type="float">
            <text:p>6.5792818069</text:p>
          </table:table-cell>
          <table:table-cell table:formula="of:=[.C91]/([.D91]-[.D90])" office:value-type="float" office:value="1087021.39892514" calcext:value-type="float">
            <text:p>1087021.398925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8664046.21806" calcext:value-type="float">
            <text:p>1438664046.21806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6.63967561721802" calcext:value-type="float">
            <text:p>6.6396756172</text:p>
          </table:table-cell>
          <table:table-cell table:formula="of:=[.C92]/([.D92]-[.D91])" office:value-type="float" office:value="1086733.88388931" calcext:value-type="float">
            <text:p>1086733.883889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38664046.27846" calcext:value-type="float">
            <text:p>1438664046.27846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6.70007586479187" calcext:value-type="float">
            <text:p>6.7000758648</text:p>
          </table:table-cell>
          <table:table-cell table:formula="of:=[.C93]/([.D93]-[.D92])" office:value-type="float" office:value="1086618.06261225" calcext:value-type="float">
            <text:p>1086618.062612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38664046.33876" calcext:value-type="float">
            <text:p>1438664046.3387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6.7603759765625" calcext:value-type="float">
            <text:p>6.7603759766</text:p>
          </table:table-cell>
          <table:table-cell table:formula="of:=[.C94]/([.D94]-[.D93])" office:value-type="float" office:value="1088422.52647311" calcext:value-type="float">
            <text:p>1088422.526473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38664046.39904" calcext:value-type="float">
            <text:p>1438664046.39904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6.8206582069397" calcext:value-type="float">
            <text:p>6.8206582069</text:p>
          </table:table-cell>
          <table:table-cell table:formula="of:=[.C95]/([.D95]-[.D94])" office:value-type="float" office:value="1088745.38299808" calcext:value-type="float">
            <text:p>1088745.382998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38664046.45944" calcext:value-type="float">
            <text:p>1438664046.45944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6.88105511665344" calcext:value-type="float">
            <text:p>6.8810551167</text:p>
          </table:table-cell>
          <table:table-cell table:formula="of:=[.C96]/([.D96]-[.D95])" office:value-type="float" office:value="1086678.11500732" calcext:value-type="float">
            <text:p>1086678.115007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8664046.51969" calcext:value-type="float">
            <text:p>1438664046.51969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6.94130325317383" calcext:value-type="float">
            <text:p>6.9413032532</text:p>
          </table:table-cell>
          <table:table-cell table:formula="of:=[.C97]/([.D97]-[.D96])" office:value-type="float" office:value="1089361.49382467" calcext:value-type="float">
            <text:p>1089361.493824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38664046.57999" calcext:value-type="float">
            <text:p>1438664046.57999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7.00160431861877" calcext:value-type="float">
            <text:p>7.0016043186</text:p>
          </table:table-cell>
          <table:table-cell table:formula="of:=[.C98]/([.D98]-[.D97])" office:value-type="float" office:value="1088405.31283681" calcext:value-type="float">
            <text:p>1088405.312836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8664046.6403" calcext:value-type="float">
            <text:p>1438664046.6403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7.06191778182983" calcext:value-type="float">
            <text:p>7.0619177818</text:p>
          </table:table-cell>
          <table:table-cell table:formula="of:=[.C99]/([.D99]-[.D98])" office:value-type="float" office:value="1088181.58510197" calcext:value-type="float">
            <text:p>1088181.585101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8664046.70064" calcext:value-type="float">
            <text:p>1438664046.70064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7.12225079536438" calcext:value-type="float">
            <text:p>7.1222507954</text:p>
          </table:table-cell>
          <table:table-cell table:formula="of:=[.C100]/([.D100]-[.D99])" office:value-type="float" office:value="1087828.97049258" calcext:value-type="float">
            <text:p>1087828.970492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8664046.76098" calcext:value-type="float">
            <text:p>1438664046.76098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7.18259716033936" calcext:value-type="float">
            <text:p>7.1825971603</text:p>
          </table:table-cell>
          <table:table-cell table:formula="of:=[.C101]/([.D101]-[.D100])" office:value-type="float" office:value="1087588.29180873" calcext:value-type="float">
            <text:p>1087588.291808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8664046.82126" calcext:value-type="float">
            <text:p>1438664046.82126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7.24287247657776" calcext:value-type="float">
            <text:p>7.2428724766</text:p>
          </table:table-cell>
          <table:table-cell table:formula="of:=[.C102]/([.D102]-[.D101])" office:value-type="float" office:value="1088870.2722091" calcext:value-type="float">
            <text:p>1088870.27220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38664046.8815" calcext:value-type="float">
            <text:p>1438664046.8815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7.30311393737793" calcext:value-type="float">
            <text:p>7.3031139374</text:p>
          </table:table-cell>
          <table:table-cell table:formula="of:=[.C103]/([.D103]-[.D102])" office:value-type="float" office:value="1089482.21255308" calcext:value-type="float">
            <text:p>1089482.212553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8664046.94171" calcext:value-type="float">
            <text:p>1438664046.94171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7.36332678794861" calcext:value-type="float">
            <text:p>7.3633267879</text:p>
          </table:table-cell>
          <table:table-cell table:formula="of:=[.C104]/([.D104]-[.D103])" office:value-type="float" office:value="1089999.88171894" calcext:value-type="float">
            <text:p>1089999.881718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38664050.00297" calcext:value-type="float">
            <text:p>1438664050.00297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10.4245822429657" calcext:value-type="float">
            <text:p>10.424582243</text:p>
          </table:table-cell>
          <table:table-cell table:formula="of:=[.C105]/([.D105]-[.D104])" office:value-type="float" office:value="21439.5697988666" calcext:value-type="float">
            <text:p>21439.56979886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38664050.08531" calcext:value-type="float">
            <text:p>1438664050.08531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10.5069265365601" calcext:value-type="float">
            <text:p>10.5069265366</text:p>
          </table:table-cell>
          <table:table-cell table:formula="of:=[.C106]/([.D106]-[.D105])" office:value-type="float" office:value="797043.69465251" calcext:value-type="float">
            <text:p>797043.694652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38664050.16765" calcext:value-type="float">
            <text:p>1438664050.16765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10.5892646312714" calcext:value-type="float">
            <text:p>10.5892646313</text:p>
          </table:table-cell>
          <table:table-cell table:formula="of:=[.C107]/([.D107]-[.D106])" office:value-type="float" office:value="797103.700663962" calcext:value-type="float">
            <text:p>797103.7006639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38664050.25002" calcext:value-type="float">
            <text:p>1438664050.25002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10.6716313362122" calcext:value-type="float">
            <text:p>10.6716313362</text:p>
          </table:table-cell>
          <table:table-cell table:formula="of:=[.C108]/([.D108]-[.D107])" office:value-type="float" office:value="796826.825198063" calcext:value-type="float">
            <text:p>796826.8251980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38664050.33236" calcext:value-type="float">
            <text:p>1438664050.33236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10.7539718151093" calcext:value-type="float">
            <text:p>10.7539718151</text:p>
          </table:table-cell>
          <table:table-cell table:formula="of:=[.C109]/([.D109]-[.D108])" office:value-type="float" office:value="797080.620359566" calcext:value-type="float">
            <text:p>797080.6203595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38664050.41469" calcext:value-type="float">
            <text:p>1438664050.41469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10.836305141449" calcext:value-type="float">
            <text:p>10.8363051414</text:p>
          </table:table-cell>
          <table:table-cell table:formula="of:=[.C110]/([.D110]-[.D109])" office:value-type="float" office:value="797149.865282874" calcext:value-type="float">
            <text:p>797149.8652828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38664050.49701" calcext:value-type="float">
            <text:p>1438664050.4970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10.9186248779297" calcext:value-type="float">
            <text:p>10.9186248779</text:p>
          </table:table-cell>
          <table:table-cell table:formula="of:=[.C111]/([.D111]-[.D110])" office:value-type="float" office:value="797281.46378818" calcext:value-type="float">
            <text:p>797281.463788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38664050.57935" calcext:value-type="float">
            <text:p>1438664050.57935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11.0009608268738" calcext:value-type="float">
            <text:p>11.0009608269</text:p>
          </table:table-cell>
          <table:table-cell table:formula="of:=[.C112]/([.D112]-[.D111])" office:value-type="float" office:value="797124.474080766" calcext:value-type="float">
            <text:p>797124.4740807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38664050.66172" calcext:value-type="float">
            <text:p>1438664050.66172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11.0833373069763" calcext:value-type="float">
            <text:p>11.083337307</text:p>
          </table:table-cell>
          <table:table-cell table:formula="of:=[.C113]/([.D113]-[.D112])" office:value-type="float" office:value="796732.270161384" calcext:value-type="float">
            <text:p>796732.2701613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38664050.74404" calcext:value-type="float">
            <text:p>1438664050.74404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11.1656539440155" calcext:value-type="float">
            <text:p>11.165653944</text:p>
          </table:table-cell>
          <table:table-cell table:formula="of:=[.C114]/([.D114]-[.D113])" office:value-type="float" office:value="797311.483567504" calcext:value-type="float">
            <text:p>797311.4835675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38664050.82637" calcext:value-type="float">
            <text:p>1438664050.82637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11.2479810714722" calcext:value-type="float">
            <text:p>11.2479810715</text:p>
          </table:table-cell>
          <table:table-cell table:formula="of:=[.C115]/([.D115]-[.D114])" office:value-type="float" office:value="797209.887282258" calcext:value-type="float">
            <text:p>797209.8872822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38664050.90869" calcext:value-type="float">
            <text:p>1438664050.90869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11.3303077220917" calcext:value-type="float">
            <text:p>11.3303077221</text:p>
          </table:table-cell>
          <table:table-cell table:formula="of:=[.C116]/([.D116]-[.D115])" office:value-type="float" office:value="797214.504733524" calcext:value-type="float">
            <text:p>797214.5047335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38664050.99102" calcext:value-type="float">
            <text:p>1438664050.99102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11.4126324653625" calcext:value-type="float">
            <text:p>11.4126324654</text:p>
          </table:table-cell>
          <table:table-cell table:formula="of:=[.C117]/([.D117]-[.D116])" office:value-type="float" office:value="797232.975073488" calcext:value-type="float">
            <text:p>797232.9750734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38664051.06934" calcext:value-type="float">
            <text:p>1438664051.06934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11.4909551143646" calcext:value-type="float">
            <text:p>11.4909551144</text:p>
          </table:table-cell>
          <table:table-cell table:formula="of:=[.C118]/([.D118]-[.D117])" office:value-type="float" office:value="837969.614616342" calcext:value-type="float">
            <text:p>837969.6146163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38664051.14769" calcext:value-type="float">
            <text:p>1438664051.14769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11.5692987442017" calcext:value-type="float">
            <text:p>11.5692987442</text:p>
          </table:table-cell>
          <table:table-cell table:formula="of:=[.C119]/([.D119]-[.D118])" office:value-type="float" office:value="837745.20195863" calcext:value-type="float">
            <text:p>837745.2019586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8664051.22608" calcext:value-type="float">
            <text:p>1438664051.22608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11.6476912498474" calcext:value-type="float">
            <text:p>11.6476912498</text:p>
          </table:table-cell>
          <table:table-cell table:formula="of:=[.C120]/([.D120]-[.D119])" office:value-type="float" office:value="837222.88832793" calcext:value-type="float">
            <text:p>837222.888327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38664051.30447" calcext:value-type="float">
            <text:p>1438664051.30447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11.726081609726" calcext:value-type="float">
            <text:p>11.7260816097</text:p>
          </table:table-cell>
          <table:table-cell table:formula="of:=[.C121]/([.D121]-[.D120])" office:value-type="float" office:value="837245.805500725" calcext:value-type="float">
            <text:p>837245.8055007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38664051.38282" calcext:value-type="float">
            <text:p>1438664051.38282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11.8044347763062" calcext:value-type="float">
            <text:p>11.8044347763</text:p>
          </table:table-cell>
          <table:table-cell table:formula="of:=[.C122]/([.D122]-[.D121])" office:value-type="float" office:value="837643.23593509" calcext:value-type="float">
            <text:p>837643.235935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38664051.46111" calcext:value-type="float">
            <text:p>1438664051.46111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11.8827185630798" calcext:value-type="float">
            <text:p>11.8827185631</text:p>
          </table:table-cell>
          <table:table-cell table:formula="of:=[.C123]/([.D123]-[.D122])" office:value-type="float" office:value="838385.605818253" calcext:value-type="float">
            <text:p>838385.6058182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8664051.53946" calcext:value-type="float">
            <text:p>1438664051.53946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11.9610760211945" calcext:value-type="float">
            <text:p>11.9610760212</text:p>
          </table:table-cell>
          <table:table-cell table:formula="of:=[.C124]/([.D124]-[.D123])" office:value-type="float" office:value="837597.359322086" calcext:value-type="float">
            <text:p>837597.3593220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8664051.61677" calcext:value-type="float">
            <text:p>1438664051.61677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12.0383818149567" calcext:value-type="float">
            <text:p>12.038381815</text:p>
          </table:table-cell>
          <table:table-cell table:formula="of:=[.C125]/([.D125]-[.D124])" office:value-type="float" office:value="848991.994078533" calcext:value-type="float">
            <text:p>848991.9940785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38664051.69512" calcext:value-type="float">
            <text:p>1438664051.69512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12.1167361736298" calcext:value-type="float">
            <text:p>12.1167361736</text:p>
          </table:table-cell>
          <table:table-cell table:formula="of:=[.C126]/([.D126]-[.D125])" office:value-type="float" office:value="837630.491927386" calcext:value-type="float">
            <text:p>837630.4919273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38664051.7735" calcext:value-type="float">
            <text:p>1438664051.7735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12.1951098442078" calcext:value-type="float">
            <text:p>12.1951098442</text:p>
          </table:table-cell>
          <table:table-cell table:formula="of:=[.C127]/([.D127]-[.D126])" office:value-type="float" office:value="837424.093014483" calcext:value-type="float">
            <text:p>837424.0930144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38664051.85185" calcext:value-type="float">
            <text:p>1438664051.8518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12.2734594345093" calcext:value-type="float">
            <text:p>12.2734594345</text:p>
          </table:table-cell>
          <table:table-cell table:formula="of:=[.C128]/([.D128]-[.D127])" office:value-type="float" office:value="837681.470285008" calcext:value-type="float">
            <text:p>837681.4702850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38664051.93019" calcext:value-type="float">
            <text:p>1438664051.93019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12.3518061637878" calcext:value-type="float">
            <text:p>12.3518061638</text:p>
          </table:table-cell>
          <table:table-cell table:formula="of:=[.C129]/([.D129]-[.D128])" office:value-type="float" office:value="837712.060278141" calcext:value-type="float">
            <text:p>837712.0602781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8664052.00665" calcext:value-type="float">
            <text:p>1438664052.00665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12.4282667636871" calcext:value-type="float">
            <text:p>12.4282667637</text:p>
          </table:table-cell>
          <table:table-cell table:formula="of:=[.C130]/([.D130]-[.D129])" office:value-type="float" office:value="858376.733722275" calcext:value-type="float">
            <text:p>858376.733722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8664052.07092" calcext:value-type="float">
            <text:p>1438664052.07092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12.4925336837769" calcext:value-type="float">
            <text:p>12.4925336838</text:p>
          </table:table-cell>
          <table:table-cell table:formula="of:=[.C131]/([.D131]-[.D130])" office:value-type="float" office:value="1021240.78621432" calcext:value-type="float">
            <text:p>1021240.786214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38664052.13514" calcext:value-type="float">
            <text:p>1438664052.13514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12.5567517280579" calcext:value-type="float">
            <text:p>12.5567517281</text:p>
          </table:table-cell>
          <table:table-cell table:formula="of:=[.C132]/([.D132]-[.D131])" office:value-type="float" office:value="1022018.04391312" calcext:value-type="float">
            <text:p>1022018.043913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8664052.1994" calcext:value-type="float">
            <text:p>1438664052.199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12.6210141181946" calcext:value-type="float">
            <text:p>12.6210141182</text:p>
          </table:table-cell>
          <table:table-cell table:formula="of:=[.C133]/([.D133]-[.D132])" office:value-type="float" office:value="1021312.77502078" calcext:value-type="float">
            <text:p>1021312.775020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38664052.26367" calcext:value-type="float">
            <text:p>1438664052.26367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12.6852819919586" calcext:value-type="float">
            <text:p>12.685281992</text:p>
          </table:table-cell>
          <table:table-cell table:formula="of:=[.C134]/([.D134]-[.D133])" office:value-type="float" office:value="1021225.63196925" calcext:value-type="float">
            <text:p>1021225.631969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8664052.32796" calcext:value-type="float">
            <text:p>1438664052.32796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12.7495732307434" calcext:value-type="float">
            <text:p>12.7495732307</text:p>
          </table:table-cell>
          <table:table-cell table:formula="of:=[.C135]/([.D135]-[.D134])" office:value-type="float" office:value="1020854.49340458" calcext:value-type="float">
            <text:p>1020854.4934045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38664052.39218" calcext:value-type="float">
            <text:p>1438664052.39218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12.8137907981873" calcext:value-type="float">
            <text:p>12.8137907982</text:p>
          </table:table-cell>
          <table:table-cell table:formula="of:=[.C136]/([.D136]-[.D135])" office:value-type="float" office:value="1022025.63274277" calcext:value-type="float">
            <text:p>1022025.632742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8664052.45647" calcext:value-type="float">
            <text:p>1438664052.45647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12.878080368042" calcext:value-type="float">
            <text:p>12.878080368</text:p>
          </table:table-cell>
          <table:table-cell table:formula="of:=[.C137]/([.D137]-[.D136])" office:value-type="float" office:value="1020880.99435565" calcext:value-type="float">
            <text:p>1020880.994355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8664052.52075" calcext:value-type="float">
            <text:p>1438664052.52075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12.9423642158508" calcext:value-type="float">
            <text:p>12.9423642159</text:p>
          </table:table-cell>
          <table:table-cell table:formula="of:=[.C138]/([.D138]-[.D137])" office:value-type="float" office:value="1020971.86520588" calcext:value-type="float">
            <text:p>1020971.865205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8664052.58503" calcext:value-type="float">
            <text:p>1438664052.58503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13.0066411495209" calcext:value-type="float">
            <text:p>13.0066411495</text:p>
          </table:table-cell>
          <table:table-cell table:formula="of:=[.C139]/([.D139]-[.D138])" office:value-type="float" office:value="1021081.68906924" calcext:value-type="float">
            <text:p>1021081.689069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38664052.64939" calcext:value-type="float">
            <text:p>1438664052.64939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13.0710027217865" calcext:value-type="float">
            <text:p>13.0710027218</text:p>
          </table:table-cell>
          <table:table-cell table:formula="of:=[.C140]/([.D140]-[.D139])" office:value-type="float" office:value="1019738.91702229" calcext:value-type="float">
            <text:p>1019738.917022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8664052.71377" calcext:value-type="float">
            <text:p>1438664052.71377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13.135383605957" calcext:value-type="float">
            <text:p>13.135383606</text:p>
          </table:table-cell>
          <table:table-cell table:formula="of:=[.C141]/([.D141]-[.D140])" office:value-type="float" office:value="1019433.03273304" calcext:value-type="float">
            <text:p>1019433.032733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8664052.77815" calcext:value-type="float">
            <text:p>1438664052.77815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13.1997618675232" calcext:value-type="float">
            <text:p>13.1997618675</text:p>
          </table:table-cell>
          <table:table-cell table:formula="of:=[.C142]/([.D142]-[.D141])" office:value-type="float" office:value="1019474.56180608" calcext:value-type="float">
            <text:p>1019474.561806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8664052.84243" calcext:value-type="float">
            <text:p>1438664052.84243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13.2640423774719" calcext:value-type="float">
            <text:p>13.2640423775</text:p>
          </table:table-cell>
          <table:table-cell table:formula="of:=[.C143]/([.D143]-[.D142])" office:value-type="float" office:value="1021024.88067297" calcext:value-type="float">
            <text:p>1021024.8806729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8664052.90684" calcext:value-type="float">
            <text:p>1438664052.90684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13.3284561634064" calcext:value-type="float">
            <text:p>13.3284561634</text:p>
          </table:table-cell>
          <table:table-cell table:formula="of:=[.C144]/([.D144]-[.D143])" office:value-type="float" office:value="1018912.31896836" calcext:value-type="float">
            <text:p>1018912.318968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8664052.97117" calcext:value-type="float">
            <text:p>1438664052.97117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13.3927795886993" calcext:value-type="float">
            <text:p>13.3927795887</text:p>
          </table:table-cell>
          <table:table-cell table:formula="of:=[.C145]/([.D145]-[.D144])" office:value-type="float" office:value="1020343.6726367" calcext:value-type="float">
            <text:p>1020343.67263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8664053.03653" calcext:value-type="float">
            <text:p>1438664053.03653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13.4581463336945" calcext:value-type="float">
            <text:p>13.4581463337</text:p>
          </table:table-cell>
          <table:table-cell table:formula="of:=[.C146]/([.D146]-[.D145])" office:value-type="float" office:value="1004057.95033702" calcext:value-type="float">
            <text:p>1004057.950337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8664053.10286" calcext:value-type="float">
            <text:p>1438664053.10286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13.5244760513306" calcext:value-type="float">
            <text:p>13.5244760513</text:p>
          </table:table-cell>
          <table:table-cell table:formula="of:=[.C147]/([.D147]-[.D146])" office:value-type="float" office:value="989481.070310956" calcext:value-type="float">
            <text:p>989481.0703109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8664053.16921" calcext:value-type="float">
            <text:p>1438664053.16921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13.5908269882202" calcext:value-type="float">
            <text:p>13.5908269882</text:p>
          </table:table-cell>
          <table:table-cell table:formula="of:=[.C148]/([.D148]-[.D147])" office:value-type="float" office:value="989164.630925346" calcext:value-type="float">
            <text:p>989164.6309253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8664053.23556" calcext:value-type="float">
            <text:p>1438664053.23556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13.6571757793427" calcext:value-type="float">
            <text:p>13.6571757793</text:p>
          </table:table-cell>
          <table:table-cell table:formula="of:=[.C149]/([.D149]-[.D148])" office:value-type="float" office:value="989196.621214789" calcext:value-type="float">
            <text:p>989196.6212147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38664053.30193" calcext:value-type="float">
            <text:p>1438664053.30193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13.723541021347" calcext:value-type="float">
            <text:p>13.7235410213</text:p>
          </table:table-cell>
          <table:table-cell table:formula="of:=[.C150]/([.D150]-[.D149])" office:value-type="float" office:value="988951.41519493" calcext:value-type="float">
            <text:p>988951.415194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38664053.36828" calcext:value-type="float">
            <text:p>1438664053.36828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13.7898976802826" calcext:value-type="float">
            <text:p>13.7898976803</text:p>
          </table:table-cell>
          <table:table-cell table:formula="of:=[.C151]/([.D151]-[.D150])" office:value-type="float" office:value="989079.33360161" calcext:value-type="float">
            <text:p>989079.333601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8664053.43465" calcext:value-type="float">
            <text:p>1438664053.43465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13.8562605381012" calcext:value-type="float">
            <text:p>13.8562605381</text:p>
          </table:table-cell>
          <table:table-cell table:formula="of:=[.C152]/([.D152]-[.D151])" office:value-type="float" office:value="988986.944766586" calcext:value-type="float">
            <text:p>988986.9447665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38664053.50096" calcext:value-type="float">
            <text:p>1438664053.50096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13.9225771427155" calcext:value-type="float">
            <text:p>13.9225771427</text:p>
          </table:table-cell>
          <table:table-cell table:formula="of:=[.C153]/([.D153]-[.D152])" office:value-type="float" office:value="989676.723978256" calcext:value-type="float">
            <text:p>989676.7239782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38664053.56734" calcext:value-type="float">
            <text:p>1438664053.56734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13.9889574050903" calcext:value-type="float">
            <text:p>13.9889574051</text:p>
          </table:table-cell>
          <table:table-cell table:formula="of:=[.C154]/([.D154]-[.D153])" office:value-type="float" office:value="988727.637582205" calcext:value-type="float">
            <text:p>988727.6375822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8664053.63372" calcext:value-type="float">
            <text:p>1438664053.63372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14.0553324222565" calcext:value-type="float">
            <text:p>14.0553324223</text:p>
          </table:table-cell>
          <table:table-cell table:formula="of:=[.C155]/([.D155]-[.D154])" office:value-type="float" office:value="988805.770636896" calcext:value-type="float">
            <text:p>988805.7706368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38664053.70013" calcext:value-type="float">
            <text:p>1438664053.70013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14.1217467784882" calcext:value-type="float">
            <text:p>14.1217467785</text:p>
          </table:table-cell>
          <table:table-cell table:formula="of:=[.C156]/([.D156]-[.D155])" office:value-type="float" office:value="988220.073549156" calcext:value-type="float">
            <text:p>988220.0735491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8664053.76653" calcext:value-type="float">
            <text:p>1438664053.76653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14.1881437301636" calcext:value-type="float">
            <text:p>14.1881437302</text:p>
          </table:table-cell>
          <table:table-cell table:formula="of:=[.C157]/([.D157]-[.D156])" office:value-type="float" office:value="988479.114535942" calcext:value-type="float">
            <text:p>988479.1145359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8664053.83288" calcext:value-type="float">
            <text:p>1438664053.83288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14.2544934749603" calcext:value-type="float">
            <text:p>14.254493475</text:p>
          </table:table-cell>
          <table:table-cell table:formula="of:=[.C158]/([.D158]-[.D157])" office:value-type="float" office:value="989182.40305292" calcext:value-type="float">
            <text:p>989182.403052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38664053.89925" calcext:value-type="float">
            <text:p>1438664053.89925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14.3208656311035" calcext:value-type="float">
            <text:p>14.3208656311</text:p>
          </table:table-cell>
          <table:table-cell table:formula="of:=[.C159]/([.D159]-[.D158])" office:value-type="float" office:value="988848.393871796" calcext:value-type="float">
            <text:p>988848.3938717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8664053.96567" calcext:value-type="float">
            <text:p>1438664053.96567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14.3872804641724" calcext:value-type="float">
            <text:p>14.3872804642</text:p>
          </table:table-cell>
          <table:table-cell table:formula="of:=[.C160]/([.D160]-[.D159])" office:value-type="float" office:value="988212.978446605" calcext:value-type="float">
            <text:p>988212.9784466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38664054.03201" calcext:value-type="float">
            <text:p>1438664054.03201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14.4536211490631" calcext:value-type="float">
            <text:p>14.4536211491</text:p>
          </table:table-cell>
          <table:table-cell table:formula="of:=[.C161]/([.D161]-[.D160])" office:value-type="float" office:value="989317.492095323" calcext:value-type="float">
            <text:p>989317.4920953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38664054.09833" calcext:value-type="float">
            <text:p>1438664054.09833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14.5199415683746" calcext:value-type="float">
            <text:p>14.5199415684</text:p>
          </table:table-cell>
          <table:table-cell table:formula="of:=[.C162]/([.D162]-[.D161])" office:value-type="float" office:value="989619.798567772" calcext:value-type="float">
            <text:p>989619.7985677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8664054.16468" calcext:value-type="float">
            <text:p>1438664054.16468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14.5862982273102" calcext:value-type="float">
            <text:p>14.5862982273</text:p>
          </table:table-cell>
          <table:table-cell table:formula="of:=[.C163]/([.D163]-[.D162])" office:value-type="float" office:value="989079.33360161" calcext:value-type="float">
            <text:p>989079.33360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38664054.231" calcext:value-type="float">
            <text:p>1438664054.231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14.6526167392731" calcext:value-type="float">
            <text:p>14.6526167393</text:p>
          </table:table-cell>
          <table:table-cell table:formula="of:=[.C164]/([.D164]-[.D163])" office:value-type="float" office:value="989648.260454415" calcext:value-type="float">
            <text:p>989648.2604544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8664054.29731" calcext:value-type="float">
            <text:p>1438664054.29731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14.7189204692841" calcext:value-type="float">
            <text:p>14.7189204693</text:p>
          </table:table-cell>
          <table:table-cell table:formula="of:=[.C165]/([.D165]-[.D164])" office:value-type="float" office:value="989868.895597955" calcext:value-type="float">
            <text:p>989868.8955979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8664054.36372" calcext:value-type="float">
            <text:p>1438664054.36372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14.7853355407715" calcext:value-type="float">
            <text:p>14.7853355408</text:p>
          </table:table-cell>
          <table:table-cell table:formula="of:=[.C166]/([.D166]-[.D165])" office:value-type="float" office:value="988209.430933534" calcext:value-type="float">
            <text:p>988209.4309335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38664054.4301" calcext:value-type="float">
            <text:p>1438664054.4301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14.8517112731934" calcext:value-type="float">
            <text:p>14.8517112732</text:p>
          </table:table-cell>
          <table:table-cell table:formula="of:=[.C167]/([.D167]-[.D166])" office:value-type="float" office:value="988795.115402299" calcext:value-type="float">
            <text:p>988795.1154022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38664054.49646" calcext:value-type="float">
            <text:p>1438664054.49646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14.9180750846863" calcext:value-type="float">
            <text:p>14.9180750847</text:p>
          </table:table-cell>
          <table:table-cell table:formula="of:=[.C168]/([.D168]-[.D167])" office:value-type="float" office:value="988972.732631579" calcext:value-type="float">
            <text:p>988972.7326315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8664054.56276" calcext:value-type="float">
            <text:p>1438664054.56276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14.9843695163727" calcext:value-type="float">
            <text:p>14.9843695164</text:p>
          </table:table-cell>
          <table:table-cell table:formula="of:=[.C169]/([.D169]-[.D168])" office:value-type="float" office:value="990007.732632283" calcext:value-type="float">
            <text:p>990007.7326322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38664054.62913" calcext:value-type="float">
            <text:p>1438664054.62913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15.0507469177246" calcext:value-type="float">
            <text:p>15.0507469177</text:p>
          </table:table-cell>
          <table:table-cell table:formula="of:=[.C170]/([.D170]-[.D169])" office:value-type="float" office:value="988770.254081255" calcext:value-type="float">
            <text:p>988770.2540812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38664054.69545" calcext:value-type="float">
            <text:p>1438664054.69545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15.1170651912689" calcext:value-type="float">
            <text:p>15.1170651913</text:p>
          </table:table-cell>
          <table:table-cell table:formula="of:=[.C171]/([.D171]-[.D170])" office:value-type="float" office:value="989651.818305358" calcext:value-type="float">
            <text:p>989651.8183053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8664054.76185" calcext:value-type="float">
            <text:p>1438664054.76185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15.1834585666656" calcext:value-type="float">
            <text:p>15.1834585667</text:p>
          </table:table-cell>
          <table:table-cell table:formula="of:=[.C172]/([.D172]-[.D171])" office:value-type="float" office:value="988532.358956312" calcext:value-type="float">
            <text:p>988532.3589563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38664054.82816" calcext:value-type="float">
            <text:p>1438664054.82816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15.2497773170471" calcext:value-type="float">
            <text:p>15.249777317</text:p>
          </table:table-cell>
          <table:table-cell table:formula="of:=[.C173]/([.D173]-[.D172])" office:value-type="float" office:value="989644.702629053" calcext:value-type="float">
            <text:p>989644.7026290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8664054.89448" calcext:value-type="float">
            <text:p>1438664054.89448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15.3160889148712" calcext:value-type="float">
            <text:p>15.3160889149</text:p>
          </table:table-cell>
          <table:table-cell table:formula="of:=[.C174]/([.D174]-[.D173])" office:value-type="float" office:value="989751.448518863" calcext:value-type="float">
            <text:p>989751.4485188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38664054.96081" calcext:value-type="float">
            <text:p>1438664054.96081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15.3824183940887" calcext:value-type="float">
            <text:p>15.3824183941</text:p>
          </table:table-cell>
          <table:table-cell table:formula="of:=[.C175]/([.D175]-[.D174])" office:value-type="float" office:value="989484.626959879" calcext:value-type="float">
            <text:p>989484.6269598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38664055.0262" calcext:value-type="float">
            <text:p>1438664055.0262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15.4478151798248" calcext:value-type="float">
            <text:p>15.4478151798</text:p>
          </table:table-cell>
          <table:table-cell table:formula="of:=[.C176]/([.D176]-[.D175])" office:value-type="float" office:value="1003596.72514893" calcext:value-type="float">
            <text:p>1003596.725148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38664055.08957" calcext:value-type="float">
            <text:p>1438664055.08957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15.51118516922" calcext:value-type="float">
            <text:p>15.5111851692</text:p>
          </table:table-cell>
          <table:table-cell table:formula="of:=[.C177]/([.D177]-[.D176])" office:value-type="float" office:value="1035695.29719744" calcext:value-type="float">
            <text:p>1035695.297197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38664055.15292" calcext:value-type="float">
            <text:p>1438664055.15292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15.5745356082916" calcext:value-type="float">
            <text:p>15.5745356083</text:p>
          </table:table-cell>
          <table:table-cell table:formula="of:=[.C178]/([.D178]-[.D177])" office:value-type="float" office:value="1036014.91894577" calcext:value-type="float">
            <text:p>1036014.918945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38664055.21628" calcext:value-type="float">
            <text:p>1438664055.21628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15.637891292572" calcext:value-type="float">
            <text:p>15.6378912926</text:p>
          </table:table-cell>
          <table:table-cell table:formula="of:=[.C179]/([.D179]-[.D178])" office:value-type="float" office:value="1035929.14740736" calcext:value-type="float">
            <text:p>1035929.1474073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38664055.27965" calcext:value-type="float">
            <text:p>1438664055.27965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15.7012641429901" calcext:value-type="float">
            <text:p>15.701264143</text:p>
          </table:table-cell>
          <table:table-cell table:formula="of:=[.C180]/([.D180]-[.D179])" office:value-type="float" office:value="1035648.53982431" calcext:value-type="float">
            <text:p>1035648.539824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38664055.34299" calcext:value-type="float">
            <text:p>1438664055.34299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15.7646038532257" calcext:value-type="float">
            <text:p>15.7646038532</text:p>
          </table:table-cell>
          <table:table-cell table:formula="of:=[.C181]/([.D181]-[.D180])" office:value-type="float" office:value="1036190.40497467" calcext:value-type="float">
            <text:p>1036190.404974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38664055.40631" calcext:value-type="float">
            <text:p>1438664055.40631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15.8279213905334" calcext:value-type="float">
            <text:p>15.8279213905</text:p>
          </table:table-cell>
          <table:table-cell table:formula="of:=[.C182]/([.D182]-[.D181])" office:value-type="float" office:value="1036553.26455626" calcext:value-type="float">
            <text:p>1036553.264556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38664055.4696" calcext:value-type="float">
            <text:p>1438664055.4696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15.891209602356" calcext:value-type="float">
            <text:p>15.8912096024</text:p>
          </table:table-cell>
          <table:table-cell table:formula="of:=[.C183]/([.D183]-[.D182])" office:value-type="float" office:value="1037033.56612545" calcext:value-type="float">
            <text:p>1037033.566125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8664055.53288" calcext:value-type="float">
            <text:p>1438664055.53288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15.9544928073883" calcext:value-type="float">
            <text:p>15.9544928074</text:p>
          </table:table-cell>
          <table:table-cell table:formula="of:=[.C184]/([.D184]-[.D183])" office:value-type="float" office:value="1037115.61332032" calcext:value-type="float">
            <text:p>1037115.613320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8664055.59615" calcext:value-type="float">
            <text:p>1438664055.59615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16.0177583694458" calcext:value-type="float">
            <text:p>16.0177583694</text:p>
          </table:table-cell>
          <table:table-cell table:formula="of:=[.C185]/([.D185]-[.D184])" office:value-type="float" office:value="1037404.83551469" calcext:value-type="float">
            <text:p>1037404.835514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38664055.65947" calcext:value-type="float">
            <text:p>1438664055.65947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16.0810837745667" calcext:value-type="float">
            <text:p>16.0810837746</text:p>
          </table:table-cell>
          <table:table-cell table:formula="of:=[.C186]/([.D186]-[.D185])" office:value-type="float" office:value="1036424.4788446" calcext:value-type="float">
            <text:p>1036424.47884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38664055.72296" calcext:value-type="float">
            <text:p>1438664055.72296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16.1445746421814" calcext:value-type="float">
            <text:p>16.1445746422</text:p>
          </table:table-cell>
          <table:table-cell table:formula="of:=[.C187]/([.D187]-[.D186])" office:value-type="float" office:value="1033723.4702516" calcext:value-type="float">
            <text:p>1033723.47025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38664055.78634" calcext:value-type="float">
            <text:p>1438664055.78634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16.2079558372498" calcext:value-type="float">
            <text:p>16.2079558372</text:p>
          </table:table-cell>
          <table:table-cell table:formula="of:=[.C188]/([.D188]-[.D187])" office:value-type="float" office:value="1035512.18826362" calcext:value-type="float">
            <text:p>1035512.188263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38664055.84973" calcext:value-type="float">
            <text:p>1438664055.84973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16.2713451385498" calcext:value-type="float">
            <text:p>16.2713451385</text:p>
          </table:table-cell>
          <table:table-cell table:formula="of:=[.C189]/([.D189]-[.D188])" office:value-type="float" office:value="1035379.76683692" calcext:value-type="float">
            <text:p>1035379.766836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8664055.91309" calcext:value-type="float">
            <text:p>1438664055.91309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16.3347022533417" calcext:value-type="float">
            <text:p>16.3347022533</text:p>
          </table:table-cell>
          <table:table-cell table:formula="of:=[.C190]/([.D190]-[.D189])" office:value-type="float" office:value="1035905.75763437" calcext:value-type="float">
            <text:p>1035905.757634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38664055.97644" calcext:value-type="float">
            <text:p>1438664055.97644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16.3980569839478" calcext:value-type="float">
            <text:p>16.3980569839</text:p>
          </table:table-cell>
          <table:table-cell table:formula="of:=[.C191]/([.D191]-[.D190])" office:value-type="float" office:value="1035944.74117616" calcext:value-type="float">
            <text:p>1035944.741176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8664056.03775" calcext:value-type="float">
            <text:p>1438664056.03775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16.4593632221222" calcext:value-type="float">
            <text:p>16.4593632221</text:p>
          </table:table-cell>
          <table:table-cell table:formula="of:=[.C192]/([.D192]-[.D191])" office:value-type="float" office:value="1070559.89658431" calcext:value-type="float">
            <text:p>1070559.896584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8664056.09806" calcext:value-type="float">
            <text:p>1438664056.09806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16.5196750164032" calcext:value-type="float">
            <text:p>16.5196750164</text:p>
          </table:table-cell>
          <table:table-cell table:formula="of:=[.C193]/([.D193]-[.D192])" office:value-type="float" office:value="1088211.69693951" calcext:value-type="float">
            <text:p>1088211.696939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38664056.1584" calcext:value-type="float">
            <text:p>1438664056.1584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16.5800106525421" calcext:value-type="float">
            <text:p>16.5800106525</text:p>
          </table:table-cell>
          <table:table-cell table:formula="of:=[.C194]/([.D194]-[.D193])" office:value-type="float" office:value="1087781.68591593" calcext:value-type="float">
            <text:p>1087781.6859159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38664056.21869" calcext:value-type="float">
            <text:p>1438664056.21869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16.6403002738953" calcext:value-type="float">
            <text:p>16.6403002739</text:p>
          </table:table-cell>
          <table:table-cell table:formula="of:=[.C195]/([.D195]-[.D194])" office:value-type="float" office:value="1088611.91241453" calcext:value-type="float">
            <text:p>1088611.912414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38664056.27904" calcext:value-type="float">
            <text:p>1438664056.27904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16.700651884079" calcext:value-type="float">
            <text:p>16.7006518841</text:p>
          </table:table-cell>
          <table:table-cell table:formula="of:=[.C196]/([.D196]-[.D195])" office:value-type="float" office:value="1087493.76860386" calcext:value-type="float">
            <text:p>1087493.768603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38664056.33945" calcext:value-type="float">
            <text:p>1438664056.33945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16.7610659599304" calcext:value-type="float">
            <text:p>16.7610659599</text:p>
          </table:table-cell>
          <table:table-cell table:formula="of:=[.C197]/([.D197]-[.D196])" office:value-type="float" office:value="1086369.34480949" calcext:value-type="float">
            <text:p>1086369.344809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38664056.39982" calcext:value-type="float">
            <text:p>1438664056.39982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16.8214333057404" calcext:value-type="float">
            <text:p>16.8214333057</text:p>
          </table:table-cell>
          <table:table-cell table:formula="of:=[.C198]/([.D198]-[.D197])" office:value-type="float" office:value="1087210.29754462" calcext:value-type="float">
            <text:p>1087210.297544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38664056.46021" calcext:value-type="float">
            <text:p>1438664056.46021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16.8818199634552" calcext:value-type="float">
            <text:p>16.8818199635</text:p>
          </table:table-cell>
          <table:table-cell table:formula="of:=[.C199]/([.D199]-[.D198])" office:value-type="float" office:value="1086862.60315856" calcext:value-type="float">
            <text:p>1086862.603158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38664056.52066" calcext:value-type="float">
            <text:p>1438664056.52066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16.9422705173492" calcext:value-type="float">
            <text:p>16.9422705173</text:p>
          </table:table-cell>
          <table:table-cell table:formula="of:=[.C200]/([.D200]-[.D199])" office:value-type="float" office:value="1085713.79039866" calcext:value-type="float">
            <text:p>1085713.790398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8664056.58104" calcext:value-type="float">
            <text:p>1438664056.58104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17.0026562213898" calcext:value-type="float">
            <text:p>17.0026562214</text:p>
          </table:table-cell>
          <table:table-cell table:formula="of:=[.C201]/([.D201]-[.D200])" office:value-type="float" office:value="1086879.76803171" calcext:value-type="float">
            <text:p>1086879.768031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8664056.64136" calcext:value-type="float">
            <text:p>1438664056.64136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17.0629765987396" calcext:value-type="float">
            <text:p>17.0629765987</text:p>
          </table:table-cell>
          <table:table-cell table:formula="of:=[.C202]/([.D202]-[.D201])" office:value-type="float" office:value="1088056.85381143" calcext:value-type="float">
            <text:p>1088056.853811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38664056.70169" calcext:value-type="float">
            <text:p>1438664056.70169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17.1233005523682" calcext:value-type="float">
            <text:p>17.1233005524</text:p>
          </table:table-cell>
          <table:table-cell table:formula="of:=[.C203]/([.D203]-[.D202])" office:value-type="float" office:value="1087992.34884613" calcext:value-type="float">
            <text:p>1087992.348846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8664056.76202" calcext:value-type="float">
            <text:p>1438664056.76202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17.183629989624" calcext:value-type="float">
            <text:p>17.1836299896</text:p>
          </table:table-cell>
          <table:table-cell table:formula="of:=[.C204]/([.D204]-[.D203])" office:value-type="float" office:value="1087893.45608599" calcext:value-type="float">
            <text:p>1087893.456085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8664056.82239" calcext:value-type="float">
            <text:p>1438664056.82239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17.2440061569214" calcext:value-type="float">
            <text:p>17.2440061569</text:p>
          </table:table-cell>
          <table:table-cell table:formula="of:=[.C205]/([.D205]-[.D204])" office:value-type="float" office:value="1087051.44658737" calcext:value-type="float">
            <text:p>1087051.446587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38664056.88274" calcext:value-type="float">
            <text:p>1438664056.88274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17.304351568222" calcext:value-type="float">
            <text:p>17.3043515682</text:p>
          </table:table-cell>
          <table:table-cell table:formula="of:=[.C206]/([.D206]-[.D205])" office:value-type="float" office:value="1087605.47961139" calcext:value-type="float">
            <text:p>1087605.479611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38664056.94312" calcext:value-type="float">
            <text:p>1438664056.94312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17.3647301197052" calcext:value-type="float">
            <text:p>17.3647301197</text:p>
          </table:table-cell>
          <table:table-cell table:formula="of:=[.C207]/([.D207]-[.D206])" office:value-type="float" office:value="1087008.52186412" calcext:value-type="float">
            <text:p>1087008.521864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38664060.00455" calcext:value-type="float">
            <text:p>1438664060.00455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20.4261682033539" calcext:value-type="float">
            <text:p>20.4261682034</text:p>
          </table:table-cell>
          <table:table-cell table:formula="of:=[.C208]/([.D208]-[.D207])" office:value-type="float" office:value="21438.2908315358" calcext:value-type="float">
            <text:p>21438.29083153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38664060.08699" calcext:value-type="float">
            <text:p>1438664060.08699</text:p>
          </table:table-cell>
          <table:table-cell office:value-type="float" office:value="65632" calcext:value-type="float">
            <text:p>65632</text:p>
          </table:table-cell>
          <table:table-cell table:formula="of:=[.B209]-[.B$2]" office:value-type="float" office:value="20.5086073875427" calcext:value-type="float">
            <text:p>20.5086073875</text:p>
          </table:table-cell>
          <table:table-cell table:formula="of:=[.C209]/([.D209]-[.D208])" office:value-type="float" office:value="796126.267451377" calcext:value-type="float">
            <text:p>796126.2674513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38664060.16927" calcext:value-type="float">
            <text:p>1438664060.16927</text:p>
          </table:table-cell>
          <table:table-cell office:value-type="float" office:value="65632" calcext:value-type="float">
            <text:p>65632</text:p>
          </table:table-cell>
          <table:table-cell table:formula="of:=[.B210]-[.B$2]" office:value-type="float" office:value="20.5908799171448" calcext:value-type="float">
            <text:p>20.5908799171</text:p>
          </table:table-cell>
          <table:table-cell table:formula="of:=[.C210]/([.D210]-[.D209])" office:value-type="float" office:value="797738.933243691" calcext:value-type="float">
            <text:p>797738.9332436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38664060.25152" calcext:value-type="float">
            <text:p>1438664060.25152</text:p>
          </table:table-cell>
          <table:table-cell office:value-type="float" office:value="65632" calcext:value-type="float">
            <text:p>65632</text:p>
          </table:table-cell>
          <table:table-cell table:formula="of:=[.B211]-[.B$2]" office:value-type="float" office:value="20.673136472702" calcext:value-type="float">
            <text:p>20.6731364727</text:p>
          </table:table-cell>
          <table:table-cell table:formula="of:=[.C211]/([.D211]-[.D210])" office:value-type="float" office:value="797893.852415444" calcext:value-type="float">
            <text:p>797893.8524154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38664060.33378" calcext:value-type="float">
            <text:p>1438664060.33378</text:p>
          </table:table-cell>
          <table:table-cell office:value-type="float" office:value="65632" calcext:value-type="float">
            <text:p>65632</text:p>
          </table:table-cell>
          <table:table-cell table:formula="of:=[.B212]-[.B$2]" office:value-type="float" office:value="20.7553908824921" calcext:value-type="float">
            <text:p>20.7553908825</text:p>
          </table:table-cell>
          <table:table-cell table:formula="of:=[.C212]/([.D212]-[.D211])" office:value-type="float" office:value="797914.667037681" calcext:value-type="float">
            <text:p>797914.6670376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8664060.41605" calcext:value-type="float">
            <text:p>1438664060.41605</text:p>
          </table:table-cell>
          <table:table-cell office:value-type="float" office:value="65632" calcext:value-type="float">
            <text:p>65632</text:p>
          </table:table-cell>
          <table:table-cell table:formula="of:=[.B213]-[.B$2]" office:value-type="float" office:value="20.8376660346985" calcext:value-type="float">
            <text:p>20.8376660347</text:p>
          </table:table-cell>
          <table:table-cell table:formula="of:=[.C213]/([.D213]-[.D212])" office:value-type="float" office:value="797713.504501763" calcext:value-type="float">
            <text:p>797713.5045017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38664060.49835" calcext:value-type="float">
            <text:p>1438664060.49835</text:p>
          </table:table-cell>
          <table:table-cell office:value-type="float" office:value="65632" calcext:value-type="float">
            <text:p>65632</text:p>
          </table:table-cell>
          <table:table-cell table:formula="of:=[.B214]-[.B$2]" office:value-type="float" office:value="20.9199593067169" calcext:value-type="float">
            <text:p>20.9199593067</text:p>
          </table:table-cell>
          <table:table-cell table:formula="of:=[.C214]/([.D214]-[.D213])" office:value-type="float" office:value="797537.859295463" calcext:value-type="float">
            <text:p>797537.8592954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38664060.58063" calcext:value-type="float">
            <text:p>1438664060.58063</text:p>
          </table:table-cell>
          <table:table-cell office:value-type="float" office:value="65632" calcext:value-type="float">
            <text:p>65632</text:p>
          </table:table-cell>
          <table:table-cell table:formula="of:=[.B215]-[.B$2]" office:value-type="float" office:value="21.0022461414337" calcext:value-type="float">
            <text:p>21.0022461414</text:p>
          </table:table-cell>
          <table:table-cell table:formula="of:=[.C215]/([.D215]-[.D214])" office:value-type="float" office:value="797600.250706968" calcext:value-type="float">
            <text:p>797600.2507069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38664060.66289" calcext:value-type="float">
            <text:p>1438664060.66289</text:p>
          </table:table-cell>
          <table:table-cell office:value-type="float" office:value="65632" calcext:value-type="float">
            <text:p>65632</text:p>
          </table:table-cell>
          <table:table-cell table:formula="of:=[.B216]-[.B$2]" office:value-type="float" office:value="21.0845031738281" calcext:value-type="float">
            <text:p>21.0845031738</text:p>
          </table:table-cell>
          <table:table-cell table:formula="of:=[.C216]/([.D216]-[.D215])" office:value-type="float" office:value="797889.22709131" calcext:value-type="float">
            <text:p>797889.227091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38664060.74516" calcext:value-type="float">
            <text:p>1438664060.74516</text:p>
          </table:table-cell>
          <table:table-cell office:value-type="float" office:value="65632" calcext:value-type="float">
            <text:p>65632</text:p>
          </table:table-cell>
          <table:table-cell table:formula="of:=[.B217]-[.B$2]" office:value-type="float" office:value="21.1667699813843" calcext:value-type="float">
            <text:p>21.1667699814</text:p>
          </table:table-cell>
          <table:table-cell table:formula="of:=[.C217]/([.D217]-[.D216])" office:value-type="float" office:value="797794.419762818" calcext:value-type="float">
            <text:p>797794.4197628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38664060.82743" calcext:value-type="float">
            <text:p>1438664060.82743</text:p>
          </table:table-cell>
          <table:table-cell office:value-type="float" office:value="65632" calcext:value-type="float">
            <text:p>65632</text:p>
          </table:table-cell>
          <table:table-cell table:formula="of:=[.B218]-[.B$2]" office:value-type="float" office:value="21.2490446567535" calcext:value-type="float">
            <text:p>21.2490446568</text:p>
          </table:table-cell>
          <table:table-cell table:formula="of:=[.C218]/([.D218]-[.D217])" office:value-type="float" office:value="797718.127788806" calcext:value-type="float">
            <text:p>797718.1277888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38664060.90981" calcext:value-type="float">
            <text:p>1438664060.90981</text:p>
          </table:table-cell>
          <table:table-cell office:value-type="float" office:value="65632" calcext:value-type="float">
            <text:p>65632</text:p>
          </table:table-cell>
          <table:table-cell table:formula="of:=[.B219]-[.B$2]" office:value-type="float" office:value="21.3314247131348" calcext:value-type="float">
            <text:p>21.3314247131</text:p>
          </table:table-cell>
          <table:table-cell table:formula="of:=[.C219]/([.D219]-[.D218])" office:value-type="float" office:value="796697.682461863" calcext:value-type="float">
            <text:p>796697.68246186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38664060.99217" calcext:value-type="float">
            <text:p>1438664060.99217</text:p>
          </table:table-cell>
          <table:table-cell office:value-type="float" office:value="65632" calcext:value-type="float">
            <text:p>65632</text:p>
          </table:table-cell>
          <table:table-cell table:formula="of:=[.B220]-[.B$2]" office:value-type="float" office:value="21.413782119751" calcext:value-type="float">
            <text:p>21.4137821198</text:p>
          </table:table-cell>
          <table:table-cell table:formula="of:=[.C220]/([.D220]-[.D219])" office:value-type="float" office:value="796916.7886241" calcext:value-type="float">
            <text:p>796916.7886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38664061.07053" calcext:value-type="float">
            <text:p>1438664061.07053</text:p>
          </table:table-cell>
          <table:table-cell office:value-type="float" office:value="65632" calcext:value-type="float">
            <text:p>65632</text:p>
          </table:table-cell>
          <table:table-cell table:formula="of:=[.B221]-[.B$2]" office:value-type="float" office:value="21.4921436309814" calcext:value-type="float">
            <text:p>21.492143631</text:p>
          </table:table-cell>
          <table:table-cell table:formula="of:=[.C221]/([.D221]-[.D220])" office:value-type="float" office:value="837554.036023756" calcext:value-type="float">
            <text:p>837554.0360237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38664061.14782" calcext:value-type="float">
            <text:p>1438664061.14782</text:p>
          </table:table-cell>
          <table:table-cell office:value-type="float" office:value="65632" calcext:value-type="float">
            <text:p>65632</text:p>
          </table:table-cell>
          <table:table-cell table:formula="of:=[.B222]-[.B$2]" office:value-type="float" office:value="21.5694298744202" calcext:value-type="float">
            <text:p>21.5694298744</text:p>
          </table:table-cell>
          <table:table-cell table:formula="of:=[.C222]/([.D222]-[.D221])" office:value-type="float" office:value="849206.755042232" calcext:value-type="float">
            <text:p>849206.7550422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8664061.22617" calcext:value-type="float">
            <text:p>1438664061.22617</text:p>
          </table:table-cell>
          <table:table-cell office:value-type="float" office:value="65632" calcext:value-type="float">
            <text:p>65632</text:p>
          </table:table-cell>
          <table:table-cell table:formula="of:=[.B223]-[.B$2]" office:value-type="float" office:value="21.6477785110474" calcext:value-type="float">
            <text:p>21.647778511</text:p>
          </table:table-cell>
          <table:table-cell table:formula="of:=[.C223]/([.D223]-[.D222])" office:value-type="float" office:value="837691.666701155" calcext:value-type="float">
            <text:p>837691.6667011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38664061.30454" calcext:value-type="float">
            <text:p>1438664061.30454</text:p>
          </table:table-cell>
          <table:table-cell office:value-type="float" office:value="65632" calcext:value-type="float">
            <text:p>65632</text:p>
          </table:table-cell>
          <table:table-cell table:formula="of:=[.B224]-[.B$2]" office:value-type="float" office:value="21.7261514663696" calcext:value-type="float">
            <text:p>21.7261514664</text:p>
          </table:table-cell>
          <table:table-cell table:formula="of:=[.C224]/([.D224]-[.D223])" office:value-type="float" office:value="837431.73560477" calcext:value-type="float">
            <text:p>837431.7356047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38664061.38292" calcext:value-type="float">
            <text:p>1438664061.38292</text:p>
          </table:table-cell>
          <table:table-cell office:value-type="float" office:value="65632" calcext:value-type="float">
            <text:p>65632</text:p>
          </table:table-cell>
          <table:table-cell table:formula="of:=[.B225]-[.B$2]" office:value-type="float" office:value="21.8045325279236" calcext:value-type="float">
            <text:p>21.8045325279</text:p>
          </table:table-cell>
          <table:table-cell table:formula="of:=[.C225]/([.D225]-[.D224])" office:value-type="float" office:value="837345.127749016" calcext:value-type="float">
            <text:p>837345.127749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38664061.4613" calcext:value-type="float">
            <text:p>1438664061.4613</text:p>
          </table:table-cell>
          <table:table-cell office:value-type="float" office:value="65632" calcext:value-type="float">
            <text:p>65632</text:p>
          </table:table-cell>
          <table:table-cell table:formula="of:=[.B226]-[.B$2]" office:value-type="float" office:value="21.8829126358032" calcext:value-type="float">
            <text:p>21.8829126358</text:p>
          </table:table-cell>
          <table:table-cell table:formula="of:=[.C226]/([.D226]-[.D225])" office:value-type="float" office:value="837355.315978707" calcext:value-type="float">
            <text:p>837355.3159787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38664061.53962" calcext:value-type="float">
            <text:p>1438664061.53962</text:p>
          </table:table-cell>
          <table:table-cell office:value-type="float" office:value="65632" calcext:value-type="float">
            <text:p>65632</text:p>
          </table:table-cell>
          <table:table-cell table:formula="of:=[.B227]-[.B$2]" office:value-type="float" office:value="21.9612350463867" calcext:value-type="float">
            <text:p>21.9612350464</text:p>
          </table:table-cell>
          <table:table-cell table:formula="of:=[.C227]/([.D227]-[.D226])" office:value-type="float" office:value="837972.16545107" calcext:value-type="float">
            <text:p>837972.165451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38664061.61792" calcext:value-type="float">
            <text:p>1438664061.61792</text:p>
          </table:table-cell>
          <table:table-cell office:value-type="float" office:value="65632" calcext:value-type="float">
            <text:p>65632</text:p>
          </table:table-cell>
          <table:table-cell table:formula="of:=[.B228]-[.B$2]" office:value-type="float" office:value="22.0395364761353" calcext:value-type="float">
            <text:p>22.0395364761</text:p>
          </table:table-cell>
          <table:table-cell table:formula="of:=[.C228]/([.D228]-[.D227])" office:value-type="float" office:value="838196.69973814" calcext:value-type="float">
            <text:p>838196.699738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38664061.69621" calcext:value-type="float">
            <text:p>1438664061.69621</text:p>
          </table:table-cell>
          <table:table-cell office:value-type="float" office:value="65632" calcext:value-type="float">
            <text:p>65632</text:p>
          </table:table-cell>
          <table:table-cell table:formula="of:=[.B229]-[.B$2]" office:value-type="float" office:value="22.1178216934204" calcext:value-type="float">
            <text:p>22.1178216934</text:p>
          </table:table-cell>
          <table:table-cell table:formula="of:=[.C229]/([.D229]-[.D228])" office:value-type="float" office:value="838370.285937043" calcext:value-type="float">
            <text:p>838370.2859370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38664061.7745" calcext:value-type="float">
            <text:p>1438664061.7745</text:p>
          </table:table-cell>
          <table:table-cell office:value-type="float" office:value="65632" calcext:value-type="float">
            <text:p>65632</text:p>
          </table:table-cell>
          <table:table-cell table:formula="of:=[.B230]-[.B$2]" office:value-type="float" office:value="22.1961121559143" calcext:value-type="float">
            <text:p>22.1961121559</text:p>
          </table:table-cell>
          <table:table-cell table:formula="of:=[.C230]/([.D230]-[.D229])" office:value-type="float" office:value="838314.117829061" calcext:value-type="float">
            <text:p>838314.11782906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8664061.85278" calcext:value-type="float">
            <text:p>1438664061.85278</text:p>
          </table:table-cell>
          <table:table-cell office:value-type="float" office:value="65632" calcext:value-type="float">
            <text:p>65632</text:p>
          </table:table-cell>
          <table:table-cell table:formula="of:=[.B231]-[.B$2]" office:value-type="float" office:value="22.2743916511536" calcext:value-type="float">
            <text:p>22.2743916512</text:p>
          </table:table-cell>
          <table:table-cell table:formula="of:=[.C231]/([.D231]-[.D230])" office:value-type="float" office:value="838431.568821423" calcext:value-type="float">
            <text:p>838431.5688214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38664061.93106" calcext:value-type="float">
            <text:p>1438664061.93106</text:p>
          </table:table-cell>
          <table:table-cell office:value-type="float" office:value="65632" calcext:value-type="float">
            <text:p>65632</text:p>
          </table:table-cell>
          <table:table-cell table:formula="of:=[.B232]-[.B$2]" office:value-type="float" office:value="22.3526718616486" calcext:value-type="float">
            <text:p>22.3526718616</text:p>
          </table:table-cell>
          <table:table-cell table:formula="of:=[.C232]/([.D232]-[.D231])" office:value-type="float" office:value="838423.90797092" calcext:value-type="float">
            <text:p>838423.907970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38664062.00735" calcext:value-type="float">
            <text:p>1438664062.00735</text:p>
          </table:table-cell>
          <table:table-cell office:value-type="float" office:value="65632" calcext:value-type="float">
            <text:p>65632</text:p>
          </table:table-cell>
          <table:table-cell table:formula="of:=[.B233]-[.B$2]" office:value-type="float" office:value="22.4289608001709" calcext:value-type="float">
            <text:p>22.4289608002</text:p>
          </table:table-cell>
          <table:table-cell table:formula="of:=[.C233]/([.D233]-[.D232])" office:value-type="float" office:value="860308.208126158" calcext:value-type="float">
            <text:p>860308.2081261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38664062.07158" calcext:value-type="float">
            <text:p>1438664062.07158</text:p>
          </table:table-cell>
          <table:table-cell office:value-type="float" office:value="65632" calcext:value-type="float">
            <text:p>65632</text:p>
          </table:table-cell>
          <table:table-cell table:formula="of:=[.B234]-[.B$2]" office:value-type="float" office:value="22.4931945800781" calcext:value-type="float">
            <text:p>22.4931945801</text:p>
          </table:table-cell>
          <table:table-cell table:formula="of:=[.C234]/([.D234]-[.D233])" office:value-type="float" office:value="1021767.67574309" calcext:value-type="float">
            <text:p>1021767.675743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38664062.13584" calcext:value-type="float">
            <text:p>1438664062.13584</text:p>
          </table:table-cell>
          <table:table-cell office:value-type="float" office:value="65632" calcext:value-type="float">
            <text:p>65632</text:p>
          </table:table-cell>
          <table:table-cell table:formula="of:=[.B235]-[.B$2]" office:value-type="float" office:value="22.5574512481689" calcext:value-type="float">
            <text:p>22.5574512482</text:p>
          </table:table-cell>
          <table:table-cell table:formula="of:=[.C235]/([.D235]-[.D234])" office:value-type="float" office:value="1021403.72275817" calcext:value-type="float">
            <text:p>1021403.722758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38664062.2002" calcext:value-type="float">
            <text:p>1438664062.2002</text:p>
          </table:table-cell>
          <table:table-cell office:value-type="float" office:value="65632" calcext:value-type="float">
            <text:p>65632</text:p>
          </table:table-cell>
          <table:table-cell table:formula="of:=[.B236]-[.B$2]" office:value-type="float" office:value="22.6218101978302" calcext:value-type="float">
            <text:p>22.6218101978</text:p>
          </table:table-cell>
          <table:table-cell table:formula="of:=[.C236]/([.D236]-[.D235])" office:value-type="float" office:value="1019780.47102145" calcext:value-type="float">
            <text:p>1019780.471021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38664062.26442" calcext:value-type="float">
            <text:p>1438664062.26442</text:p>
          </table:table-cell>
          <table:table-cell office:value-type="float" office:value="65632" calcext:value-type="float">
            <text:p>65632</text:p>
          </table:table-cell>
          <table:table-cell table:formula="of:=[.B237]-[.B$2]" office:value-type="float" office:value="22.6860325336456" calcext:value-type="float">
            <text:p>22.6860325336</text:p>
          </table:table-cell>
          <table:table-cell table:formula="of:=[.C237]/([.D237]-[.D236])" office:value-type="float" office:value="1021949.74951739" calcext:value-type="float">
            <text:p>1021949.7495173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38664062.32867" calcext:value-type="float">
            <text:p>1438664062.32867</text:p>
          </table:table-cell>
          <table:table-cell office:value-type="float" office:value="65632" calcext:value-type="float">
            <text:p>65632</text:p>
          </table:table-cell>
          <table:table-cell table:formula="of:=[.B238]-[.B$2]" office:value-type="float" office:value="22.7502853870392" calcext:value-type="float">
            <text:p>22.750285387</text:p>
          </table:table-cell>
          <table:table-cell table:formula="of:=[.C238]/([.D238]-[.D237])" office:value-type="float" office:value="1021464.36358239" calcext:value-type="float">
            <text:p>1021464.363582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38664062.39303" calcext:value-type="float">
            <text:p>1438664062.39303</text:p>
          </table:table-cell>
          <table:table-cell office:value-type="float" office:value="65632" calcext:value-type="float">
            <text:p>65632</text:p>
          </table:table-cell>
          <table:table-cell table:formula="of:=[.B239]-[.B$2]" office:value-type="float" office:value="22.8146443367004" calcext:value-type="float">
            <text:p>22.8146443367</text:p>
          </table:table-cell>
          <table:table-cell table:formula="of:=[.C239]/([.D239]-[.D238])" office:value-type="float" office:value="1019780.47102145" calcext:value-type="float">
            <text:p>1019780.4710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38664062.45732" calcext:value-type="float">
            <text:p>1438664062.45732</text:p>
          </table:table-cell>
          <table:table-cell office:value-type="float" office:value="65632" calcext:value-type="float">
            <text:p>65632</text:p>
          </table:table-cell>
          <table:table-cell table:formula="of:=[.B240]-[.B$2]" office:value-type="float" office:value="22.8789315223694" calcext:value-type="float">
            <text:p>22.8789315224</text:p>
          </table:table-cell>
          <table:table-cell table:formula="of:=[.C240]/([.D240]-[.D239])" office:value-type="float" office:value="1020918.85524403" calcext:value-type="float">
            <text:p>1020918.855244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8664062.52169" calcext:value-type="float">
            <text:p>1438664062.52169</text:p>
          </table:table-cell>
          <table:table-cell office:value-type="float" office:value="65632" calcext:value-type="float">
            <text:p>65632</text:p>
          </table:table-cell>
          <table:table-cell table:formula="of:=[.B241]-[.B$2]" office:value-type="float" office:value="22.9433007240295" calcext:value-type="float">
            <text:p>22.943300724</text:p>
          </table:table-cell>
          <table:table-cell table:formula="of:=[.C241]/([.D241]-[.D240])" office:value-type="float" office:value="1019618.05191419" calcext:value-type="float">
            <text:p>1019618.051914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8664062.58607" calcext:value-type="float">
            <text:p>1438664062.58607</text:p>
          </table:table-cell>
          <table:table-cell office:value-type="float" office:value="65632" calcext:value-type="float">
            <text:p>65632</text:p>
          </table:table-cell>
          <table:table-cell table:formula="of:=[.B242]-[.B$2]" office:value-type="float" office:value="23.0076808929443" calcext:value-type="float">
            <text:p>23.0076808929</text:p>
          </table:table-cell>
          <table:table-cell table:formula="of:=[.C242]/([.D242]-[.D241])" office:value-type="float" office:value="1019444.35850831" calcext:value-type="float">
            <text:p>1019444.358508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38664062.65033" calcext:value-type="float">
            <text:p>1438664062.65033</text:p>
          </table:table-cell>
          <table:table-cell office:value-type="float" office:value="65632" calcext:value-type="float">
            <text:p>65632</text:p>
          </table:table-cell>
          <table:table-cell table:formula="of:=[.B243]-[.B$2]" office:value-type="float" office:value="23.0719401836395" calcext:value-type="float">
            <text:p>23.0719401836</text:p>
          </table:table-cell>
          <table:table-cell table:formula="of:=[.C243]/([.D243]-[.D242])" office:value-type="float" office:value="1021362.03636795" calcext:value-type="float">
            <text:p>1021362.036367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38664062.71469" calcext:value-type="float">
            <text:p>1438664062.71469</text:p>
          </table:table-cell>
          <table:table-cell office:value-type="float" office:value="65632" calcext:value-type="float">
            <text:p>65632</text:p>
          </table:table-cell>
          <table:table-cell table:formula="of:=[.B244]-[.B$2]" office:value-type="float" office:value="23.1363072395325" calcext:value-type="float">
            <text:p>23.1363072395</text:p>
          </table:table-cell>
          <table:table-cell table:formula="of:=[.C244]/([.D244]-[.D243])" office:value-type="float" office:value="1019652.04232985" calcext:value-type="float">
            <text:p>1019652.0423298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38664062.77905" calcext:value-type="float">
            <text:p>1438664062.77905</text:p>
          </table:table-cell>
          <table:table-cell office:value-type="float" office:value="65632" calcext:value-type="float">
            <text:p>65632</text:p>
          </table:table-cell>
          <table:table-cell table:formula="of:=[.B245]-[.B$2]" office:value-type="float" office:value="23.2006661891937" calcext:value-type="float">
            <text:p>23.2006661892</text:p>
          </table:table-cell>
          <table:table-cell table:formula="of:=[.C245]/([.D245]-[.D244])" office:value-type="float" office:value="1019780.47102145" calcext:value-type="float">
            <text:p>1019780.471021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38664062.84343" calcext:value-type="float">
            <text:p>1438664062.84343</text:p>
          </table:table-cell>
          <table:table-cell office:value-type="float" office:value="65632" calcext:value-type="float">
            <text:p>65632</text:p>
          </table:table-cell>
          <table:table-cell table:formula="of:=[.B246]-[.B$2]" office:value-type="float" office:value="23.2650444507599" calcext:value-type="float">
            <text:p>23.2650444508</text:p>
          </table:table-cell>
          <table:table-cell table:formula="of:=[.C246]/([.D246]-[.D245])" office:value-type="float" office:value="1019474.56180608" calcext:value-type="float">
            <text:p>1019474.561806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8664062.90763" calcext:value-type="float">
            <text:p>1438664062.90763</text:p>
          </table:table-cell>
          <table:table-cell office:value-type="float" office:value="65632" calcext:value-type="float">
            <text:p>65632</text:p>
          </table:table-cell>
          <table:table-cell table:formula="of:=[.B247]-[.B$2]" office:value-type="float" office:value="23.3292469978333" calcext:value-type="float">
            <text:p>23.3292469978</text:p>
          </table:table-cell>
          <table:table-cell table:formula="of:=[.C247]/([.D247]-[.D246])" office:value-type="float" office:value="1022264.73857809" calcext:value-type="float">
            <text:p>1022264.738578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38664062.97198" calcext:value-type="float">
            <text:p>1438664062.97198</text:p>
          </table:table-cell>
          <table:table-cell office:value-type="float" office:value="65632" calcext:value-type="float">
            <text:p>65632</text:p>
          </table:table-cell>
          <table:table-cell table:formula="of:=[.B248]-[.B$2]" office:value-type="float" office:value="23.3935966491699" calcext:value-type="float">
            <text:p>23.3935966492</text:p>
          </table:table-cell>
          <table:table-cell table:formula="of:=[.C248]/([.D248]-[.D247])" office:value-type="float" office:value="1019927.82612948" calcext:value-type="float">
            <text:p>1019927.826129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8664063.03733" calcext:value-type="float">
            <text:p>1438664063.03733</text:p>
          </table:table-cell>
          <table:table-cell office:value-type="float" office:value="65632" calcext:value-type="float">
            <text:p>65632</text:p>
          </table:table-cell>
          <table:table-cell table:formula="of:=[.B249]-[.B$2]" office:value-type="float" office:value="23.4589412212372" calcext:value-type="float">
            <text:p>23.4589412212</text:p>
          </table:table-cell>
          <table:table-cell table:formula="of:=[.C249]/([.D249]-[.D248])" office:value-type="float" office:value="1004398.65047159" calcext:value-type="float">
            <text:p>1004398.6504715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38664063.1037" calcext:value-type="float">
            <text:p>1438664063.1037</text:p>
          </table:table-cell>
          <table:table-cell office:value-type="float" office:value="65632" calcext:value-type="float">
            <text:p>65632</text:p>
          </table:table-cell>
          <table:table-cell table:formula="of:=[.B250]-[.B$2]" office:value-type="float" office:value="23.5253148078918" calcext:value-type="float">
            <text:p>23.5253148079</text:p>
          </table:table-cell>
          <table:table-cell table:formula="of:=[.C250]/([.D250]-[.D249])" office:value-type="float" office:value="988827.081795029" calcext:value-type="float">
            <text:p>988827.0817950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38664063.17011" calcext:value-type="float">
            <text:p>1438664063.17011</text:p>
          </table:table-cell>
          <table:table-cell office:value-type="float" office:value="65632" calcext:value-type="float">
            <text:p>65632</text:p>
          </table:table-cell>
          <table:table-cell table:formula="of:=[.B251]-[.B$2]" office:value-type="float" office:value="23.5917272567749" calcext:value-type="float">
            <text:p>23.5917272568</text:p>
          </table:table-cell>
          <table:table-cell table:formula="of:=[.C251]/([.D251]-[.D250])" office:value-type="float" office:value="988248.454978209" calcext:value-type="float">
            <text:p>988248.4549782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8664063.23642" calcext:value-type="float">
            <text:p>1438664063.23642</text:p>
          </table:table-cell>
          <table:table-cell office:value-type="float" office:value="65632" calcext:value-type="float">
            <text:p>65632</text:p>
          </table:table-cell>
          <table:table-cell table:formula="of:=[.B252]-[.B$2]" office:value-type="float" office:value="23.6580307483673" calcext:value-type="float">
            <text:p>23.6580307484</text:p>
          </table:table-cell>
          <table:table-cell table:formula="of:=[.C252]/([.D252]-[.D251])" office:value-type="float" office:value="989872.455035473" calcext:value-type="float">
            <text:p>989872.45503547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8664063.30274" calcext:value-type="float">
            <text:p>1438664063.30274</text:p>
          </table:table-cell>
          <table:table-cell office:value-type="float" office:value="65632" calcext:value-type="float">
            <text:p>65632</text:p>
          </table:table-cell>
          <table:table-cell table:formula="of:=[.B253]-[.B$2]" office:value-type="float" office:value="23.7243535518646" calcext:value-type="float">
            <text:p>23.7243535519</text:p>
          </table:table-cell>
          <table:table-cell table:formula="of:=[.C253]/([.D253]-[.D252])" office:value-type="float" office:value="989584.223511565" calcext:value-type="float">
            <text:p>989584.22351156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38664063.36902" calcext:value-type="float">
            <text:p>1438664063.36902</text:p>
          </table:table-cell>
          <table:table-cell office:value-type="float" office:value="65632" calcext:value-type="float">
            <text:p>65632</text:p>
          </table:table-cell>
          <table:table-cell table:formula="of:=[.B254]-[.B$2]" office:value-type="float" office:value="23.7906308174133" calcext:value-type="float">
            <text:p>23.7906308174</text:p>
          </table:table-cell>
          <table:table-cell table:formula="of:=[.C254]/([.D254]-[.D253])" office:value-type="float" office:value="990264.149503394" calcext:value-type="float">
            <text:p>990264.14950339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38664063.43538" calcext:value-type="float">
            <text:p>1438664063.43538</text:p>
          </table:table-cell>
          <table:table-cell office:value-type="float" office:value="65632" calcext:value-type="float">
            <text:p>65632</text:p>
          </table:table-cell>
          <table:table-cell table:formula="of:=[.B255]-[.B$2]" office:value-type="float" office:value="23.8569927215576" calcext:value-type="float">
            <text:p>23.8569927216</text:p>
          </table:table-cell>
          <table:table-cell table:formula="of:=[.C255]/([.D255]-[.D254])" office:value-type="float" office:value="989001.157310072" calcext:value-type="float">
            <text:p>989001.1573100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38664063.50176" calcext:value-type="float">
            <text:p>1438664063.50176</text:p>
          </table:table-cell>
          <table:table-cell office:value-type="float" office:value="65632" calcext:value-type="float">
            <text:p>65632</text:p>
          </table:table-cell>
          <table:table-cell table:formula="of:=[.B256]-[.B$2]" office:value-type="float" office:value="23.9233729839325" calcext:value-type="float">
            <text:p>23.9233729839</text:p>
          </table:table-cell>
          <table:table-cell table:formula="of:=[.C256]/([.D256]-[.D255])" office:value-type="float" office:value="988727.637582205" calcext:value-type="float">
            <text:p>988727.6375822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8664063.56814" calcext:value-type="float">
            <text:p>1438664063.56814</text:p>
          </table:table-cell>
          <table:table-cell office:value-type="float" office:value="65632" calcext:value-type="float">
            <text:p>65632</text:p>
          </table:table-cell>
          <table:table-cell table:formula="of:=[.B257]-[.B$2]" office:value-type="float" office:value="23.9897530078888" calcext:value-type="float">
            <text:p>23.9897530079</text:p>
          </table:table-cell>
          <table:table-cell table:formula="of:=[.C257]/([.D257]-[.D256])" office:value-type="float" office:value="988731.188816815" calcext:value-type="float">
            <text:p>988731.1888168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38664063.63469" calcext:value-type="float">
            <text:p>1438664063.63469</text:p>
          </table:table-cell>
          <table:table-cell office:value-type="float" office:value="65632" calcext:value-type="float">
            <text:p>65632</text:p>
          </table:table-cell>
          <table:table-cell table:formula="of:=[.B258]-[.B$2]" office:value-type="float" office:value="24.0563049316406" calcext:value-type="float">
            <text:p>24.0563049316</text:p>
          </table:table-cell>
          <table:table-cell table:formula="of:=[.C258]/([.D258]-[.D257])" office:value-type="float" office:value="986177.352960353" calcext:value-type="float">
            <text:p>986177.35296035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38664063.70105" calcext:value-type="float">
            <text:p>1438664063.70105</text:p>
          </table:table-cell>
          <table:table-cell office:value-type="float" office:value="65632" calcext:value-type="float">
            <text:p>65632</text:p>
          </table:table-cell>
          <table:table-cell table:formula="of:=[.B259]-[.B$2]" office:value-type="float" office:value="24.1226589679718" calcext:value-type="float">
            <text:p>24.122658968</text:p>
          </table:table-cell>
          <table:table-cell table:formula="of:=[.C259]/([.D259]-[.D258])" office:value-type="float" office:value="989118.426382187" calcext:value-type="float">
            <text:p>989118.4263821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38664063.7674" calcext:value-type="float">
            <text:p>1438664063.7674</text:p>
          </table:table-cell>
          <table:table-cell office:value-type="float" office:value="65632" calcext:value-type="float">
            <text:p>65632</text:p>
          </table:table-cell>
          <table:table-cell table:formula="of:=[.B260]-[.B$2]" office:value-type="float" office:value="24.1890180110931" calcext:value-type="float">
            <text:p>24.1890180111</text:p>
          </table:table-cell>
          <table:table-cell table:formula="of:=[.C260]/([.D260]-[.D259])" office:value-type="float" office:value="989043.797391586" calcext:value-type="float">
            <text:p>989043.7973915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38664063.83377" calcext:value-type="float">
            <text:p>1438664063.83377</text:p>
          </table:table-cell>
          <table:table-cell office:value-type="float" office:value="65632" calcext:value-type="float">
            <text:p>65632</text:p>
          </table:table-cell>
          <table:table-cell table:formula="of:=[.B261]-[.B$2]" office:value-type="float" office:value="24.2553789615631" calcext:value-type="float">
            <text:p>24.2553789616</text:p>
          </table:table-cell>
          <table:table-cell table:formula="of:=[.C261]/([.D261]-[.D260])" office:value-type="float" office:value="989015.370262056" calcext:value-type="float">
            <text:p>989015.3702620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38664063.90013" calcext:value-type="float">
            <text:p>1438664063.90013</text:p>
          </table:table-cell>
          <table:table-cell office:value-type="float" office:value="65632" calcext:value-type="float">
            <text:p>65632</text:p>
          </table:table-cell>
          <table:table-cell table:formula="of:=[.B262]-[.B$2]" office:value-type="float" office:value="24.3217391967773" calcext:value-type="float">
            <text:p>24.3217391968</text:p>
          </table:table-cell>
          <table:table-cell table:formula="of:=[.C262]/([.D262]-[.D261])" office:value-type="float" office:value="989026.03024413" calcext:value-type="float">
            <text:p>989026.030244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8664063.96651" calcext:value-type="float">
            <text:p>1438664063.96651</text:p>
          </table:table-cell>
          <table:table-cell office:value-type="float" office:value="65632" calcext:value-type="float">
            <text:p>65632</text:p>
          </table:table-cell>
          <table:table-cell table:formula="of:=[.B263]-[.B$2]" office:value-type="float" office:value="24.388120174408" calcext:value-type="float">
            <text:p>24.3881201744</text:p>
          </table:table-cell>
          <table:table-cell table:formula="of:=[.C263]/([.D263]-[.D262])" office:value-type="float" office:value="988716.984031434" calcext:value-type="float">
            <text:p>988716.98403143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38664064.03283" calcext:value-type="float">
            <text:p>1438664064.03283</text:p>
          </table:table-cell>
          <table:table-cell office:value-type="float" office:value="65632" calcext:value-type="float">
            <text:p>65632</text:p>
          </table:table-cell>
          <table:table-cell table:formula="of:=[.B264]-[.B$2]" office:value-type="float" office:value="24.454439163208" calcext:value-type="float">
            <text:p>24.4544391632</text:p>
          </table:table-cell>
          <table:table-cell table:formula="of:=[.C264]/([.D264]-[.D263])" office:value-type="float" office:value="989641.144829272" calcext:value-type="float">
            <text:p>989641.14482927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8664064.09914" calcext:value-type="float">
            <text:p>1438664064.09914</text:p>
          </table:table-cell>
          <table:table-cell office:value-type="float" office:value="65632" calcext:value-type="float">
            <text:p>65632</text:p>
          </table:table-cell>
          <table:table-cell table:formula="of:=[.B265]-[.B$2]" office:value-type="float" office:value="24.5207569599152" calcext:value-type="float">
            <text:p>24.5207569599</text:p>
          </table:table-cell>
          <table:table-cell table:formula="of:=[.C265]/([.D265]-[.D264])" office:value-type="float" office:value="989658.934083989" calcext:value-type="float">
            <text:p>989658.9340839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38664064.16556" calcext:value-type="float">
            <text:p>1438664064.16556</text:p>
          </table:table-cell>
          <table:table-cell office:value-type="float" office:value="65632" calcext:value-type="float">
            <text:p>65632</text:p>
          </table:table-cell>
          <table:table-cell table:formula="of:=[.B266]-[.B$2]" office:value-type="float" office:value="24.5871691703796" calcext:value-type="float">
            <text:p>24.5871691704</text:p>
          </table:table-cell>
          <table:table-cell table:formula="of:=[.C266]/([.D266]-[.D265])" office:value-type="float" office:value="988252.002771465" calcext:value-type="float">
            <text:p>988252.00277146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38664064.23193" calcext:value-type="float">
            <text:p>1438664064.23193</text:p>
          </table:table-cell>
          <table:table-cell office:value-type="float" office:value="65632" calcext:value-type="float">
            <text:p>65632</text:p>
          </table:table-cell>
          <table:table-cell table:formula="of:=[.B267]-[.B$2]" office:value-type="float" office:value="24.6535475254059" calcext:value-type="float">
            <text:p>24.6535475254</text:p>
          </table:table-cell>
          <table:table-cell table:formula="of:=[.C267]/([.D267]-[.D266])" office:value-type="float" office:value="988756.048173384" calcext:value-type="float">
            <text:p>988756.0481733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38664064.29827" calcext:value-type="float">
            <text:p>1438664064.29827</text:p>
          </table:table-cell>
          <table:table-cell office:value-type="float" office:value="65632" calcext:value-type="float">
            <text:p>65632</text:p>
          </table:table-cell>
          <table:table-cell table:formula="of:=[.B268]-[.B$2]" office:value-type="float" office:value="24.719881772995" calcext:value-type="float">
            <text:p>24.719881773</text:p>
          </table:table-cell>
          <table:table-cell table:formula="of:=[.C268]/([.D268]-[.D267])" office:value-type="float" office:value="989413.498839073" calcext:value-type="float">
            <text:p>989413.4988390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38664064.36474" calcext:value-type="float">
            <text:p>1438664064.36474</text:p>
          </table:table-cell>
          <table:table-cell office:value-type="float" office:value="65632" calcext:value-type="float">
            <text:p>65632</text:p>
          </table:table-cell>
          <table:table-cell table:formula="of:=[.B269]-[.B$2]" office:value-type="float" office:value="24.7863552570343" calcext:value-type="float">
            <text:p>24.786355257</text:p>
          </table:table-cell>
          <table:table-cell table:formula="of:=[.C269]/([.D269]-[.D268])" office:value-type="float" office:value="987341.057092644" calcext:value-type="float">
            <text:p>987341.0570926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38664064.43111" calcext:value-type="float">
            <text:p>1438664064.43111</text:p>
          </table:table-cell>
          <table:table-cell office:value-type="float" office:value="65632" calcext:value-type="float">
            <text:p>65632</text:p>
          </table:table-cell>
          <table:table-cell table:formula="of:=[.B270]-[.B$2]" office:value-type="float" office:value="24.8527204990387" calcext:value-type="float">
            <text:p>24.852720499</text:p>
          </table:table-cell>
          <table:table-cell table:formula="of:=[.C270]/([.D270]-[.D269])" office:value-type="float" office:value="988951.41519493" calcext:value-type="float">
            <text:p>988951.4151949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38664064.49751" calcext:value-type="float">
            <text:p>1438664064.49751</text:p>
          </table:table-cell>
          <table:table-cell office:value-type="float" office:value="65632" calcext:value-type="float">
            <text:p>65632</text:p>
          </table:table-cell>
          <table:table-cell table:formula="of:=[.B271]-[.B$2]" office:value-type="float" office:value="24.9191184043884" calcext:value-type="float">
            <text:p>24.9191184044</text:p>
          </table:table-cell>
          <table:table-cell table:formula="of:=[.C271]/([.D271]-[.D270])" office:value-type="float" office:value="988464.916992528" calcext:value-type="float">
            <text:p>988464.91699252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38664064.56384" calcext:value-type="float">
            <text:p>1438664064.56384</text:p>
          </table:table-cell>
          <table:table-cell office:value-type="float" office:value="65632" calcext:value-type="float">
            <text:p>65632</text:p>
          </table:table-cell>
          <table:table-cell table:formula="of:=[.B272]-[.B$2]" office:value-type="float" office:value="24.985456943512" calcext:value-type="float">
            <text:p>24.9854569435</text:p>
          </table:table-cell>
          <table:table-cell table:formula="of:=[.C272]/([.D272]-[.D271])" office:value-type="float" office:value="989349.492272969" calcext:value-type="float">
            <text:p>989349.4922729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38664064.63012" calcext:value-type="float">
            <text:p>1438664064.63012</text:p>
          </table:table-cell>
          <table:table-cell office:value-type="float" office:value="65632" calcext:value-type="float">
            <text:p>65632</text:p>
          </table:table-cell>
          <table:table-cell table:formula="of:=[.B273]-[.B$2]" office:value-type="float" office:value="25.0517327785492" calcext:value-type="float">
            <text:p>25.0517327785</text:p>
          </table:table-cell>
          <table:table-cell table:formula="of:=[.C273]/([.D273]-[.D272])" office:value-type="float" office:value="990285.523571755" calcext:value-type="float">
            <text:p>990285.5235717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38664064.69642" calcext:value-type="float">
            <text:p>1438664064.69642</text:p>
          </table:table-cell>
          <table:table-cell office:value-type="float" office:value="65632" calcext:value-type="float">
            <text:p>65632</text:p>
          </table:table-cell>
          <table:table-cell table:formula="of:=[.B274]-[.B$2]" office:value-type="float" office:value="25.118034362793" calcext:value-type="float">
            <text:p>25.1180343628</text:p>
          </table:table-cell>
          <table:table-cell table:formula="of:=[.C274]/([.D274]-[.D273])" office:value-type="float" office:value="989900.931457195" calcext:value-type="float">
            <text:p>989900.93145719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38664064.76272" calcext:value-type="float">
            <text:p>1438664064.76272</text:p>
          </table:table-cell>
          <table:table-cell office:value-type="float" office:value="65632" calcext:value-type="float">
            <text:p>65632</text:p>
          </table:table-cell>
          <table:table-cell table:formula="of:=[.B275]-[.B$2]" office:value-type="float" office:value="25.1843287944794" calcext:value-type="float">
            <text:p>25.1843287945</text:p>
          </table:table-cell>
          <table:table-cell table:formula="of:=[.C275]/([.D275]-[.D274])" office:value-type="float" office:value="990007.732632283" calcext:value-type="float">
            <text:p>990007.7326322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38664064.82899" calcext:value-type="float">
            <text:p>1438664064.82899</text:p>
          </table:table-cell>
          <table:table-cell office:value-type="float" office:value="65632" calcext:value-type="float">
            <text:p>65632</text:p>
          </table:table-cell>
          <table:table-cell table:formula="of:=[.B276]-[.B$2]" office:value-type="float" office:value="25.2506010532379" calcext:value-type="float">
            <text:p>25.2506010532</text:p>
          </table:table-cell>
          <table:table-cell table:formula="of:=[.C276]/([.D276]-[.D275])" office:value-type="float" office:value="990338.962779621" calcext:value-type="float">
            <text:p>990338.9627796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38664064.89531" calcext:value-type="float">
            <text:p>1438664064.89531</text:p>
          </table:table-cell>
          <table:table-cell office:value-type="float" office:value="65632" calcext:value-type="float">
            <text:p>65632</text:p>
          </table:table-cell>
          <table:table-cell table:formula="of:=[.B277]-[.B$2]" office:value-type="float" office:value="25.3169260025024" calcext:value-type="float">
            <text:p>25.3169260025</text:p>
          </table:table-cell>
          <table:table-cell table:formula="of:=[.C277]/([.D277]-[.D276])" office:value-type="float" office:value="989552.208147757" calcext:value-type="float">
            <text:p>989552.2081477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38664064.96165" calcext:value-type="float">
            <text:p>1438664064.96165</text:p>
          </table:table-cell>
          <table:table-cell office:value-type="float" office:value="65632" calcext:value-type="float">
            <text:p>65632</text:p>
          </table:table-cell>
          <table:table-cell table:formula="of:=[.B278]-[.B$2]" office:value-type="float" office:value="25.3832664489746" calcext:value-type="float">
            <text:p>25.383266449</text:p>
          </table:table-cell>
          <table:table-cell table:formula="of:=[.C278]/([.D278]-[.D277])" office:value-type="float" office:value="989321.047568391" calcext:value-type="float">
            <text:p>989321.04756839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38664065.02593" calcext:value-type="float">
            <text:p>1438664065.02593</text:p>
          </table:table-cell>
          <table:table-cell office:value-type="float" office:value="65632" calcext:value-type="float">
            <text:p>65632</text:p>
          </table:table-cell>
          <table:table-cell table:formula="of:=[.B279]-[.B$2]" office:value-type="float" office:value="25.4475433826447" calcext:value-type="float">
            <text:p>25.4475433826</text:p>
          </table:table-cell>
          <table:table-cell table:formula="of:=[.C279]/([.D279]-[.D278])" office:value-type="float" office:value="1021081.68906924" calcext:value-type="float">
            <text:p>1021081.689069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38664065.08933" calcext:value-type="float">
            <text:p>1438664065.08933</text:p>
          </table:table-cell>
          <table:table-cell office:value-type="float" office:value="65632" calcext:value-type="float">
            <text:p>65632</text:p>
          </table:table-cell>
          <table:table-cell table:formula="of:=[.B280]-[.B$2]" office:value-type="float" office:value="25.5109446048737" calcext:value-type="float">
            <text:p>25.5109446049</text:p>
          </table:table-cell>
          <table:table-cell table:formula="of:=[.C280]/([.D280]-[.D279])" office:value-type="float" office:value="1035185.09095832" calcext:value-type="float">
            <text:p>1035185.090958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38664065.15274" calcext:value-type="float">
            <text:p>1438664065.15274</text:p>
          </table:table-cell>
          <table:table-cell office:value-type="float" office:value="65632" calcext:value-type="float">
            <text:p>65632</text:p>
          </table:table-cell>
          <table:table-cell table:formula="of:=[.B281]-[.B$2]" office:value-type="float" office:value="25.5743567943573" calcext:value-type="float">
            <text:p>25.5743567944</text:p>
          </table:table-cell>
          <table:table-cell table:formula="of:=[.C281]/([.D281]-[.D280])" office:value-type="float" office:value="1035006.05379554" calcext:value-type="float">
            <text:p>1035006.053795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8664065.21609" calcext:value-type="float">
            <text:p>1438664065.21609</text:p>
          </table:table-cell>
          <table:table-cell office:value-type="float" office:value="65632" calcext:value-type="float">
            <text:p>65632</text:p>
          </table:table-cell>
          <table:table-cell table:formula="of:=[.B282]-[.B$2]" office:value-type="float" office:value="25.6376988887787" calcext:value-type="float">
            <text:p>25.6376988888</text:p>
          </table:table-cell>
          <table:table-cell table:formula="of:=[.C282]/([.D282]-[.D281])" office:value-type="float" office:value="1036151.40294193" calcext:value-type="float">
            <text:p>1036151.402941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38664065.27947" calcext:value-type="float">
            <text:p>1438664065.27947</text:p>
          </table:table-cell>
          <table:table-cell office:value-type="float" office:value="65632" calcext:value-type="float">
            <text:p>65632</text:p>
          </table:table-cell>
          <table:table-cell table:formula="of:=[.B283]-[.B$2]" office:value-type="float" office:value="25.7010877132416" calcext:value-type="float">
            <text:p>25.7010877132</text:p>
          </table:table-cell>
          <table:table-cell table:formula="of:=[.C283]/([.D283]-[.D282])" office:value-type="float" office:value="1035387.55539508" calcext:value-type="float">
            <text:p>1035387.555395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8664065.34281" calcext:value-type="float">
            <text:p>1438664065.34281</text:p>
          </table:table-cell>
          <table:table-cell office:value-type="float" office:value="65632" calcext:value-type="float">
            <text:p>65632</text:p>
          </table:table-cell>
          <table:table-cell table:formula="of:=[.B284]-[.B$2]" office:value-type="float" office:value="25.7644240856171" calcext:value-type="float">
            <text:p>25.7644240856</text:p>
          </table:table-cell>
          <table:table-cell table:formula="of:=[.C284]/([.D284]-[.D283])" office:value-type="float" office:value="1036245.01275353" calcext:value-type="float">
            <text:p>1036245.012753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38664065.40618" calcext:value-type="float">
            <text:p>1438664065.40618</text:p>
          </table:table-cell>
          <table:table-cell office:value-type="float" office:value="65632" calcext:value-type="float">
            <text:p>65632</text:p>
          </table:table-cell>
          <table:table-cell table:formula="of:=[.B285]-[.B$2]" office:value-type="float" office:value="25.8277885913849" calcext:value-type="float">
            <text:p>25.8277885914</text:p>
          </table:table-cell>
          <table:table-cell table:formula="of:=[.C285]/([.D285]-[.D284])" office:value-type="float" office:value="1035784.92729804" calcext:value-type="float">
            <text:p>1035784.927298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38664065.4695" calcext:value-type="float">
            <text:p>1438664065.4695</text:p>
          </table:table-cell>
          <table:table-cell office:value-type="float" office:value="65632" calcext:value-type="float">
            <text:p>65632</text:p>
          </table:table-cell>
          <table:table-cell table:formula="of:=[.B286]-[.B$2]" office:value-type="float" office:value="25.8911108970642" calcext:value-type="float">
            <text:p>25.8911108971</text:p>
          </table:table-cell>
          <table:table-cell table:formula="of:=[.C286]/([.D286]-[.D285])" office:value-type="float" office:value="1036475.20878939" calcext:value-type="float">
            <text:p>1036475.208789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38664065.53281" calcext:value-type="float">
            <text:p>1438664065.53281</text:p>
          </table:table-cell>
          <table:table-cell office:value-type="float" office:value="65632" calcext:value-type="float">
            <text:p>65632</text:p>
          </table:table-cell>
          <table:table-cell table:formula="of:=[.B287]-[.B$2]" office:value-type="float" office:value="25.9544191360474" calcext:value-type="float">
            <text:p>25.954419136</text:p>
          </table:table-cell>
          <table:table-cell table:formula="of:=[.C287]/([.D287]-[.D286])" office:value-type="float" office:value="1036705.5071215" calcext:value-type="float">
            <text:p>1036705.50712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38664065.59615" calcext:value-type="float">
            <text:p>1438664065.59615</text:p>
          </table:table-cell>
          <table:table-cell office:value-type="float" office:value="65632" calcext:value-type="float">
            <text:p>65632</text:p>
          </table:table-cell>
          <table:table-cell table:formula="of:=[.B288]-[.B$2]" office:value-type="float" office:value="26.0177640914917" calcext:value-type="float">
            <text:p>26.0177640915</text:p>
          </table:table-cell>
          <table:table-cell table:formula="of:=[.C288]/([.D288]-[.D287])" office:value-type="float" office:value="1036104.60437807" calcext:value-type="float">
            <text:p>1036104.604378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8664065.65947" calcext:value-type="float">
            <text:p>1438664065.65947</text:p>
          </table:table-cell>
          <table:table-cell office:value-type="float" office:value="65632" calcext:value-type="float">
            <text:p>65632</text:p>
          </table:table-cell>
          <table:table-cell table:formula="of:=[.B289]-[.B$2]" office:value-type="float" office:value="26.0810861587524" calcext:value-type="float">
            <text:p>26.0810861588</text:p>
          </table:table-cell>
          <table:table-cell table:formula="of:=[.C289]/([.D289]-[.D288])" office:value-type="float" office:value="1036479.11129853" calcext:value-type="float">
            <text:p>1036479.111298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38664065.72284" calcext:value-type="float">
            <text:p>1438664065.72284</text:p>
          </table:table-cell>
          <table:table-cell office:value-type="float" office:value="65632" calcext:value-type="float">
            <text:p>65632</text:p>
          </table:table-cell>
          <table:table-cell table:formula="of:=[.B290]-[.B$2]" office:value-type="float" office:value="26.1444568634033" calcext:value-type="float">
            <text:p>26.1444568634</text:p>
          </table:table-cell>
          <table:table-cell table:formula="of:=[.C290]/([.D290]-[.D289])" office:value-type="float" office:value="1035683.60745835" calcext:value-type="float">
            <text:p>1035683.607458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8664065.78621" calcext:value-type="float">
            <text:p>1438664065.78621</text:p>
          </table:table-cell>
          <table:table-cell office:value-type="float" office:value="65632" calcext:value-type="float">
            <text:p>65632</text:p>
          </table:table-cell>
          <table:table-cell table:formula="of:=[.B291]-[.B$2]" office:value-type="float" office:value="26.2078223228455" calcext:value-type="float">
            <text:p>26.2078223228</text:p>
          </table:table-cell>
          <table:table-cell table:formula="of:=[.C291]/([.D291]-[.D290])" office:value-type="float" office:value="1035769.33834009" calcext:value-type="float">
            <text:p>1035769.338340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38664065.84955" calcext:value-type="float">
            <text:p>1438664065.84955</text:p>
          </table:table-cell>
          <table:table-cell office:value-type="float" office:value="65632" calcext:value-type="float">
            <text:p>65632</text:p>
          </table:table-cell>
          <table:table-cell table:formula="of:=[.B292]-[.B$2]" office:value-type="float" office:value="26.2711679935455" calcext:value-type="float">
            <text:p>26.2711679935</text:p>
          </table:table-cell>
          <table:table-cell table:formula="of:=[.C292]/([.D292]-[.D291])" office:value-type="float" office:value="1036092.90539762" calcext:value-type="float">
            <text:p>1036092.905397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38664065.9129" calcext:value-type="float">
            <text:p>1438664065.9129</text:p>
          </table:table-cell>
          <table:table-cell office:value-type="float" office:value="65632" calcext:value-type="float">
            <text:p>65632</text:p>
          </table:table-cell>
          <table:table-cell table:formula="of:=[.B293]-[.B$2]" office:value-type="float" office:value="26.3345131874084" calcext:value-type="float">
            <text:p>26.3345131874</text:p>
          </table:table-cell>
          <table:table-cell table:formula="of:=[.C293]/([.D293]-[.D292])" office:value-type="float" office:value="1036100.70468856" calcext:value-type="float">
            <text:p>1036100.704688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38664065.97622" calcext:value-type="float">
            <text:p>1438664065.97622</text:p>
          </table:table-cell>
          <table:table-cell office:value-type="float" office:value="65632" calcext:value-type="float">
            <text:p>65632</text:p>
          </table:table-cell>
          <table:table-cell table:formula="of:=[.B294]-[.B$2]" office:value-type="float" office:value="26.3978371620178" calcext:value-type="float">
            <text:p>26.397837162</text:p>
          </table:table-cell>
          <table:table-cell table:formula="of:=[.C294]/([.D294]-[.D293])" office:value-type="float" office:value="1036447.89204819" calcext:value-type="float">
            <text:p>1036447.892048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38664066.03753" calcext:value-type="float">
            <text:p>1438664066.03753</text:p>
          </table:table-cell>
          <table:table-cell office:value-type="float" office:value="65632" calcext:value-type="float">
            <text:p>65632</text:p>
          </table:table-cell>
          <table:table-cell table:formula="of:=[.B295]-[.B$2]" office:value-type="float" office:value="26.4591455459595" calcext:value-type="float">
            <text:p>26.459145546</text:p>
          </table:table-cell>
          <table:table-cell table:formula="of:=[.C295]/([.D295]-[.D294])" office:value-type="float" office:value="1070522.42744589" calcext:value-type="float">
            <text:p>1070522.4274458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38664066.09793" calcext:value-type="float">
            <text:p>1438664066.09793</text:p>
          </table:table-cell>
          <table:table-cell office:value-type="float" office:value="65632" calcext:value-type="float">
            <text:p>65632</text:p>
          </table:table-cell>
          <table:table-cell table:formula="of:=[.B296]-[.B$2]" office:value-type="float" office:value="26.5195460319519" calcext:value-type="float">
            <text:p>26.519546032</text:p>
          </table:table-cell>
          <table:table-cell table:formula="of:=[.C296]/([.D296]-[.D295])" office:value-type="float" office:value="1086613.77340944" calcext:value-type="float">
            <text:p>1086613.773409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38664066.15828" calcext:value-type="float">
            <text:p>1438664066.15828</text:p>
          </table:table-cell>
          <table:table-cell office:value-type="float" office:value="65632" calcext:value-type="float">
            <text:p>65632</text:p>
          </table:table-cell>
          <table:table-cell table:formula="of:=[.B297]-[.B$2]" office:value-type="float" office:value="26.5798888206482" calcext:value-type="float">
            <text:p>26.5798888206</text:p>
          </table:table-cell>
          <table:table-cell table:formula="of:=[.C297]/([.D297]-[.D296])" office:value-type="float" office:value="1087652.74886999" calcext:value-type="float">
            <text:p>1087652.7488699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38664066.21865" calcext:value-type="float">
            <text:p>1438664066.21865</text:p>
          </table:table-cell>
          <table:table-cell office:value-type="float" office:value="65632" calcext:value-type="float">
            <text:p>65632</text:p>
          </table:table-cell>
          <table:table-cell table:formula="of:=[.B298]-[.B$2]" office:value-type="float" office:value="26.6402671337128" calcext:value-type="float">
            <text:p>26.6402671337</text:p>
          </table:table-cell>
          <table:table-cell table:formula="of:=[.C298]/([.D298]-[.D297])" office:value-type="float" office:value="1087012.81418389" calcext:value-type="float">
            <text:p>1087012.814183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38664066.27901" calcext:value-type="float">
            <text:p>1438664066.27901</text:p>
          </table:table-cell>
          <table:table-cell office:value-type="float" office:value="65632" calcext:value-type="float">
            <text:p>65632</text:p>
          </table:table-cell>
          <table:table-cell table:formula="of:=[.B299]-[.B$2]" office:value-type="float" office:value="26.7006282806396" calcext:value-type="float">
            <text:p>26.7006282806</text:p>
          </table:table-cell>
          <table:table-cell table:formula="of:=[.C299]/([.D299]-[.D298])" office:value-type="float" office:value="1087321.95031856" calcext:value-type="float">
            <text:p>1087321.950318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38664066.33943" calcext:value-type="float">
            <text:p>1438664066.33943</text:p>
          </table:table-cell>
          <table:table-cell office:value-type="float" office:value="65632" calcext:value-type="float">
            <text:p>65632</text:p>
          </table:table-cell>
          <table:table-cell table:formula="of:=[.B300]-[.B$2]" office:value-type="float" office:value="26.7610416412354" calcext:value-type="float">
            <text:p>26.7610416412</text:p>
          </table:table-cell>
          <table:table-cell table:formula="of:=[.C300]/([.D300]-[.D299])" office:value-type="float" office:value="1086382.20673107" calcext:value-type="float">
            <text:p>1086382.206731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38664066.39981" calcext:value-type="float">
            <text:p>1438664066.39981</text:p>
          </table:table-cell>
          <table:table-cell office:value-type="float" office:value="65632" calcext:value-type="float">
            <text:p>65632</text:p>
          </table:table-cell>
          <table:table-cell table:formula="of:=[.B301]-[.B$2]" office:value-type="float" office:value="26.8214209079742" calcext:value-type="float">
            <text:p>26.821420908</text:p>
          </table:table-cell>
          <table:table-cell table:formula="of:=[.C301]/([.D301]-[.D300])" office:value-type="float" office:value="1086995.64510817" calcext:value-type="float">
            <text:p>1086995.645108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38664066.46018" calcext:value-type="float">
            <text:p>1438664066.46018</text:p>
          </table:table-cell>
          <table:table-cell office:value-type="float" office:value="65632" calcext:value-type="float">
            <text:p>65632</text:p>
          </table:table-cell>
          <table:table-cell table:formula="of:=[.B302]-[.B$2]" office:value-type="float" office:value="26.8817911148071" calcext:value-type="float">
            <text:p>26.8817911148</text:p>
          </table:table-cell>
          <table:table-cell table:formula="of:=[.C302]/([.D302]-[.D301])" office:value-type="float" office:value="1087158.77322865" calcext:value-type="float">
            <text:p>1087158.773228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38664066.52054" calcext:value-type="float">
            <text:p>1438664066.52054</text:p>
          </table:table-cell>
          <table:table-cell office:value-type="float" office:value="65632" calcext:value-type="float">
            <text:p>65632</text:p>
          </table:table-cell>
          <table:table-cell table:formula="of:=[.B303]-[.B$2]" office:value-type="float" office:value="26.9421527385712" calcext:value-type="float">
            <text:p>26.9421527386</text:p>
          </table:table-cell>
          <table:table-cell table:formula="of:=[.C303]/([.D303]-[.D302])" office:value-type="float" office:value="1087313.36082947" calcext:value-type="float">
            <text:p>1087313.360829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8664066.58091" calcext:value-type="float">
            <text:p>1438664066.58091</text:p>
          </table:table-cell>
          <table:table-cell office:value-type="float" office:value="65632" calcext:value-type="float">
            <text:p>65632</text:p>
          </table:table-cell>
          <table:table-cell table:formula="of:=[.B304]-[.B$2]" office:value-type="float" office:value="27.0025186538696" calcext:value-type="float">
            <text:p>27.0025186539</text:p>
          </table:table-cell>
          <table:table-cell table:formula="of:=[.C304]/([.D304]-[.D303])" office:value-type="float" office:value="1087236.06153409" calcext:value-type="float">
            <text:p>1087236.0615340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38664066.64125" calcext:value-type="float">
            <text:p>1438664066.64125</text:p>
          </table:table-cell>
          <table:table-cell office:value-type="float" office:value="65632" calcext:value-type="float">
            <text:p>65632</text:p>
          </table:table-cell>
          <table:table-cell table:formula="of:=[.B305]-[.B$2]" office:value-type="float" office:value="27.0628607273102" calcext:value-type="float">
            <text:p>27.0628607273</text:p>
          </table:table-cell>
          <table:table-cell table:formula="of:=[.C305]/([.D305]-[.D304])" office:value-type="float" office:value="1087665.64119908" calcext:value-type="float">
            <text:p>1087665.641199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38664066.7017" calcext:value-type="float">
            <text:p>1438664066.7017</text:p>
          </table:table-cell>
          <table:table-cell office:value-type="float" office:value="65632" calcext:value-type="float">
            <text:p>65632</text:p>
          </table:table-cell>
          <table:table-cell table:formula="of:=[.B306]-[.B$2]" office:value-type="float" office:value="27.1233148574829" calcext:value-type="float">
            <text:p>27.1233148575</text:p>
          </table:table-cell>
          <table:table-cell table:formula="of:=[.C306]/([.D306]-[.D305])" office:value-type="float" office:value="1085649.56294097" calcext:value-type="float">
            <text:p>1085649.562940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38664066.76202" calcext:value-type="float">
            <text:p>1438664066.76202</text:p>
          </table:table-cell>
          <table:table-cell office:value-type="float" office:value="65632" calcext:value-type="float">
            <text:p>65632</text:p>
          </table:table-cell>
          <table:table-cell table:formula="of:=[.B307]-[.B$2]" office:value-type="float" office:value="27.183628320694" calcext:value-type="float">
            <text:p>27.1836283207</text:p>
          </table:table-cell>
          <table:table-cell table:formula="of:=[.C307]/([.D307]-[.D306])" office:value-type="float" office:value="1088181.58510197" calcext:value-type="float">
            <text:p>1088181.585101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8664066.82235" calcext:value-type="float">
            <text:p>1438664066.82235</text:p>
          </table:table-cell>
          <table:table-cell office:value-type="float" office:value="65632" calcext:value-type="float">
            <text:p>65632</text:p>
          </table:table-cell>
          <table:table-cell table:formula="of:=[.B308]-[.B$2]" office:value-type="float" office:value="27.2439618110657" calcext:value-type="float">
            <text:p>27.2439618111</text:p>
          </table:table-cell>
          <table:table-cell table:formula="of:=[.C308]/([.D308]-[.D307])" office:value-type="float" office:value="1087820.37299107" calcext:value-type="float">
            <text:p>1087820.372991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38664066.88264" calcext:value-type="float">
            <text:p>1438664066.88264</text:p>
          </table:table-cell>
          <table:table-cell office:value-type="float" office:value="65632" calcext:value-type="float">
            <text:p>65632</text:p>
          </table:table-cell>
          <table:table-cell table:formula="of:=[.B309]-[.B$2]" office:value-type="float" office:value="27.3042516708374" calcext:value-type="float">
            <text:p>27.3042516708</text:p>
          </table:table-cell>
          <table:table-cell table:formula="of:=[.C309]/([.D309]-[.D308])" office:value-type="float" office:value="1088607.60745668" calcext:value-type="float">
            <text:p>1088607.6074566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38664066.94292" calcext:value-type="float">
            <text:p>1438664066.94292</text:p>
          </table:table-cell>
          <table:table-cell office:value-type="float" office:value="65632" calcext:value-type="float">
            <text:p>65632</text:p>
          </table:table-cell>
          <table:table-cell table:formula="of:=[.B310]-[.B$2]" office:value-type="float" office:value="27.3645362854004" calcext:value-type="float">
            <text:p>27.3645362854</text:p>
          </table:table-cell>
          <table:table-cell table:formula="of:=[.C310]/([.D310]-[.D309])" office:value-type="float" office:value="1088702.3243953" calcext:value-type="float">
            <text:p>1088702.324395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38664070.00424" calcext:value-type="float">
            <text:p>1438664070.00424</text:p>
          </table:table-cell>
          <table:table-cell office:value-type="float" office:value="65632" calcext:value-type="float">
            <text:p>65632</text:p>
          </table:table-cell>
          <table:table-cell table:formula="of:=[.B311]-[.B$2]" office:value-type="float" office:value="30.4258511066437" calcext:value-type="float">
            <text:p>30.4258511066</text:p>
          </table:table-cell>
          <table:table-cell table:formula="of:=[.C311]/([.D311]-[.D310])" office:value-type="float" office:value="21439.1540342607" calcext:value-type="float">
            <text:p>21439.1540342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23:58:26.411898195</dc:date>
    <meta:editing-duration>PT1M46S</meta:editing-duration>
    <meta:editing-cycles>1</meta:editing-cycles>
    <meta:document-statistic meta:table-count="1" meta:cell-count="155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pub3.sender_i.network'.D2:'pub3.sender_i.network'.E311" svg:x="0.32cm" svg:y="0.18cm" svg:width="12.508cm" svg:height="8.64cm">
          <chartooo:coordinate-region svg:x="1.682cm" svg:y="0.379cm" svg:width="10.7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ub3.sender_i.network'.E2:'pub3.sender_i.network'.E311" chart:class="chart:scatter">
            <chart:domain table:cell-range-address="'pub3.sender_i.network'.D2:'pub3.sender_i.network'.D311"/>
            <chart:data-point chart:repeated="3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ub3.sender_i.network'.D2:'pub3.sender_i.network'.D311</svg:desc>
                </draw:g>
              </table:table-cell>
              <table:table-cell office:value-type="float" office:value="0">
                <text:p>0</text:p>
                <draw:g>
                  <svg:desc>'pub3.sender_i.network'.E2:'pub3.sender_i.network'.E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4353523254395">
                <text:p>0.504353523254395</text:p>
              </table:table-cell>
              <table:table-cell office:value-type="float" office:value="130130.943819927">
                <text:p>130130.943819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6699485778809">
                <text:p>0.586699485778809</text:p>
              </table:table-cell>
              <table:table-cell office:value-type="float" office:value="797027.540731476">
                <text:p>797027.54073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9218063354492">
                <text:p>0.669218063354492</text:p>
              </table:table-cell>
              <table:table-cell office:value-type="float" office:value="795360.292532967">
                <text:p>795360.292532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1606464385986">
                <text:p>0.751606464385986</text:p>
              </table:table-cell>
              <table:table-cell office:value-type="float" office:value="796616.989506948">
                <text:p>796616.989506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939790725708">
                <text:p>0.833939790725708</text:p>
              </table:table-cell>
              <table:table-cell office:value-type="float" office:value="797149.865282874">
                <text:p>797149.865282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6277170181274">
                <text:p>0.916277170181274</text:p>
              </table:table-cell>
              <table:table-cell office:value-type="float" office:value="797110.625015926">
                <text:p>797110.625015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590707778931">
                <text:p>0.998590707778931</text:p>
              </table:table-cell>
              <table:table-cell office:value-type="float" office:value="797341.505607563">
                <text:p>797341.505607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098793029785">
                <text:p>1.08098793029785</text:p>
              </table:table-cell>
              <table:table-cell office:value-type="float" office:value="796531.703297753">
                <text:p>796531.703297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6325235366821">
                <text:p>1.16325235366821</text:p>
              </table:table-cell>
              <table:table-cell office:value-type="float" office:value="797817.541423943">
                <text:p>797817.541423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575734138489">
                <text:p>1.24575734138489</text:p>
              </table:table-cell>
              <table:table-cell office:value-type="float" office:value="795491.300785144">
                <text:p>795491.300785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811164855957">
                <text:p>1.32811164855957</text:p>
              </table:table-cell>
              <table:table-cell office:value-type="float" office:value="796946.780947197">
                <text:p>796946.780947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1041684150696">
                <text:p>1.41041684150696</text:p>
              </table:table-cell>
              <table:table-cell office:value-type="float" office:value="797422.345415729">
                <text:p>797422.345415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8876786231995">
                <text:p>1.48876786231995</text:p>
              </table:table-cell>
              <table:table-cell office:value-type="float" office:value="837666.176126198">
                <text:p>837666.176126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6710839271545">
                <text:p>1.56710839271545</text:p>
              </table:table-cell>
              <table:table-cell office:value-type="float" office:value="837778.346261534">
                <text:p>837778.346261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542865753174">
                <text:p>1.64542865753174</text:p>
              </table:table-cell>
              <table:table-cell office:value-type="float" office:value="837995.123662477">
                <text:p>837995.123662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23792552948">
                <text:p>1.723792552948</text:p>
              </table:table-cell>
              <table:table-cell office:value-type="float" office:value="837528.553824061">
                <text:p>837528.553824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212211608887">
                <text:p>1.80212211608887</text:p>
              </table:table-cell>
              <table:table-cell office:value-type="float" office:value="837895.647164103">
                <text:p>837895.647164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8048648834229">
                <text:p>1.88048648834229</text:p>
              </table:table-cell>
              <table:table-cell office:value-type="float" office:value="837523.457570189">
                <text:p>837523.457570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578709602356">
                <text:p>1.9578709602356</text:p>
              </table:table-cell>
              <table:table-cell office:value-type="float" office:value="848128.809233026">
                <text:p>848128.809233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3622555732727">
                <text:p>2.03622555732727</text:p>
              </table:table-cell>
              <table:table-cell office:value-type="float" office:value="837627.943172379">
                <text:p>837627.943172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460185050964">
                <text:p>2.11460185050964</text:p>
              </table:table-cell>
              <table:table-cell office:value-type="float" office:value="837396.071376858">
                <text:p>837396.071376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295430183411">
                <text:p>2.19295430183411</text:p>
              </table:table-cell>
              <table:table-cell office:value-type="float" office:value="837650.882525849">
                <text:p>837650.882525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7129030227661">
                <text:p>2.27129030227661</text:p>
              </table:table-cell>
              <table:table-cell office:value-type="float" office:value="837826.7926529">
                <text:p>837826.7926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4963893890381">
                <text:p>2.34963893890381</text:p>
              </table:table-cell>
              <table:table-cell office:value-type="float" office:value="837691.666701155">
                <text:p>837691.666701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2700719833374">
                <text:p>2.42700719833374</text:p>
              </table:table-cell>
              <table:table-cell office:value-type="float" office:value="848306.534017861">
                <text:p>848306.5340178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9138808250427">
                <text:p>2.49138808250427</text:p>
              </table:table-cell>
              <table:table-cell office:value-type="float" office:value="1019433.03273304">
                <text:p>1019433.03273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5564785003662">
                <text:p>2.55564785003662</text:p>
              </table:table-cell>
              <table:table-cell office:value-type="float" office:value="1021354.45738985">
                <text:p>1021354.45738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1990308761597">
                <text:p>2.61990308761597</text:p>
              </table:table-cell>
              <table:table-cell office:value-type="float" office:value="1021426.46222348">
                <text:p>1021426.46222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8429017066956">
                <text:p>2.68429017066956</text:p>
              </table:table-cell>
              <table:table-cell office:value-type="float" office:value="1019334.88655442">
                <text:p>1019334.88655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4855494499207">
                <text:p>2.74855494499207</text:p>
              </table:table-cell>
              <table:table-cell office:value-type="float" office:value="1021274.88491018">
                <text:p>1021274.88491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1284236907959">
                <text:p>2.81284236907959</text:p>
              </table:table-cell>
              <table:table-cell office:value-type="float" office:value="1020915.06902882">
                <text:p>1020915.06902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713742256165">
                <text:p>2.87713742256165</text:p>
              </table:table-cell>
              <table:table-cell office:value-type="float" office:value="1020793.92496839">
                <text:p>1020793.92496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4155240058899">
                <text:p>2.94155240058899</text:p>
              </table:table-cell>
              <table:table-cell office:value-type="float" office:value="1018893.46251332">
                <text:p>1018893.46251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0596690177917">
                <text:p>3.00596690177917</text:p>
              </table:table-cell>
              <table:table-cell office:value-type="float" office:value="1018901.00501159">
                <text:p>1018901.005011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031750679016">
                <text:p>3.07031750679016</text:p>
              </table:table-cell>
              <table:table-cell office:value-type="float" office:value="1019912.71082525">
                <text:p>1019912.71082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3459920883179">
                <text:p>3.13459920883179</text:p>
              </table:table-cell>
              <table:table-cell office:value-type="float" office:value="1021005.94594555">
                <text:p>1021005.94594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9883179664612">
                <text:p>3.19883179664612</text:p>
              </table:table-cell>
              <table:table-cell office:value-type="float" office:value="1021786.63873413">
                <text:p>1021786.63873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6327610015869">
                <text:p>3.26327610015869</text:p>
              </table:table-cell>
              <table:table-cell office:value-type="float" office:value="1018429.81338444">
                <text:p>1018429.81338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2761669158936">
                <text:p>3.32761669158936</text:p>
              </table:table-cell>
              <table:table-cell office:value-type="float" office:value="1020071.44386802">
                <text:p>1020071.443868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9193367958069">
                <text:p>3.39193367958069</text:p>
              </table:table-cell>
              <table:table-cell office:value-type="float" office:value="1020445.79588901">
                <text:p>1020445.79588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5723295211792">
                <text:p>3.45723295211792</text:p>
              </table:table-cell>
              <table:table-cell office:value-type="float" office:value="1005095.42372894">
                <text:p>1005095.42372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2351951599121">
                <text:p>3.52351951599121</text:p>
              </table:table-cell>
              <table:table-cell office:value-type="float" office:value="990125.240545848">
                <text:p>990125.240545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8986926078796">
                <text:p>3.58986926078796</text:p>
              </table:table-cell>
              <table:table-cell office:value-type="float" office:value="989182.40305292">
                <text:p>989182.40305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562705039978">
                <text:p>3.6562705039978</text:p>
              </table:table-cell>
              <table:table-cell office:value-type="float" office:value="988415.228802149">
                <text:p>988415.228802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2264528274536">
                <text:p>3.72264528274536</text:p>
              </table:table-cell>
              <table:table-cell office:value-type="float" office:value="988809.322432794">
                <text:p>988809.3224327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8905487060547">
                <text:p>3.78905487060547</text:p>
              </table:table-cell>
              <table:table-cell office:value-type="float" office:value="988291.030178573">
                <text:p>988291.030178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5543656349182">
                <text:p>3.85543656349182</text:p>
              </table:table-cell>
              <table:table-cell office:value-type="float" office:value="988706.330710245">
                <text:p>988706.330710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2179155349731">
                <text:p>3.92179155349731</text:p>
              </table:table-cell>
              <table:table-cell office:value-type="float" office:value="989104.21046807">
                <text:p>989104.21046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8812127113342">
                <text:p>3.98812127113342</text:p>
              </table:table-cell>
              <table:table-cell office:value-type="float" office:value="989481.070310956">
                <text:p>989481.070310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5445623397827">
                <text:p>4.05445623397827</text:p>
              </table:table-cell>
              <table:table-cell office:value-type="float" office:value="989402.830502931">
                <text:p>989402.830502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2084412574768">
                <text:p>4.12084412574768</text:p>
              </table:table-cell>
              <table:table-cell office:value-type="float" office:value="988614.011542426">
                <text:p>988614.0115424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8718791007996">
                <text:p>4.18718791007996</text:p>
              </table:table-cell>
              <table:table-cell office:value-type="float" office:value="989271.273270899">
                <text:p>989271.2732708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5356245040894">
                <text:p>4.25356245040894</text:p>
              </table:table-cell>
              <table:table-cell office:value-type="float" office:value="988812.874254207">
                <text:p>988812.8742542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1991934776306">
                <text:p>4.31991934776306</text:p>
              </table:table-cell>
              <table:table-cell office:value-type="float" office:value="989075.779865695">
                <text:p>989075.7798656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8631272315979">
                <text:p>4.38631272315979</text:p>
              </table:table-cell>
              <table:table-cell office:value-type="float" office:value="988532.358956312">
                <text:p>988532.3589563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5269703865051">
                <text:p>4.45269703865051</text:p>
              </table:table-cell>
              <table:table-cell office:value-type="float" office:value="988667.270496631">
                <text:p>988667.270496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1897144317627">
                <text:p>4.51897144317627</text:p>
              </table:table-cell>
              <table:table-cell office:value-type="float" office:value="990306.89856282">
                <text:p>990306.89856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8533906936646">
                <text:p>4.58533906936646</text:p>
              </table:table-cell>
              <table:table-cell office:value-type="float" office:value="988915.888175998">
                <text:p>988915.888175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5170693397522">
                <text:p>4.65170693397522</text:p>
              </table:table-cell>
              <table:table-cell office:value-type="float" office:value="988912.335614494">
                <text:p>988912.335614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1802878379822">
                <text:p>4.71802878379822</text:p>
              </table:table-cell>
              <table:table-cell office:value-type="float" office:value="989598.453227117">
                <text:p>989598.4532271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8442049026489">
                <text:p>4.78442049026489</text:p>
              </table:table-cell>
              <table:table-cell office:value-type="float" office:value="988557.208315527">
                <text:p>988557.2083155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5075926780701">
                <text:p>4.85075926780701</text:p>
              </table:table-cell>
              <table:table-cell office:value-type="float" office:value="989345.936595447">
                <text:p>989345.936595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1709303855896">
                <text:p>4.91709303855896</text:p>
              </table:table-cell>
              <table:table-cell office:value-type="float" office:value="989420.611190983">
                <text:p>989420.611190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9836049079895">
                <text:p>4.9836049079895</text:p>
              </table:table-cell>
              <table:table-cell office:value-type="float" office:value="986771.241914034">
                <text:p>986771.241914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5001711845398">
                <text:p>5.05001711845398</text:p>
              </table:table-cell>
              <table:table-cell office:value-type="float" office:value="988252.002771465">
                <text:p>988252.002771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11638736724854">
                <text:p>5.11638736724854</text:p>
              </table:table-cell>
              <table:table-cell office:value-type="float" office:value="988876.811403241">
                <text:p>988876.811403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826856136322">
                <text:p>5.1826856136322</text:p>
              </table:table-cell>
              <table:table-cell office:value-type="float" office:value="989950.769137823">
                <text:p>989950.769137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24904751777649">
                <text:p>5.24904751777649</text:p>
              </table:table-cell>
              <table:table-cell office:value-type="float" office:value="989001.157310072">
                <text:p>989001.157310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31540870666504">
                <text:p>5.31540870666504</text:p>
              </table:table-cell>
              <table:table-cell office:value-type="float" office:value="989011.816985762">
                <text:p>989011.81698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3817286491394">
                <text:p>5.3817286491394</text:p>
              </table:table-cell>
              <table:table-cell office:value-type="float" office:value="989626.913885953">
                <text:p>989626.913885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4708561897278">
                <text:p>5.44708561897278</text:p>
              </table:table-cell>
              <table:table-cell office:value-type="float" office:value="1004208.12297949">
                <text:p>1004208.12297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1044750213623">
                <text:p>5.51044750213623</text:p>
              </table:table-cell>
              <table:table-cell office:value-type="float" office:value="1035827.79935204">
                <text:p>1035827.79935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57383394241333">
                <text:p>5.57383394241333</text:p>
              </table:table-cell>
              <table:table-cell office:value-type="float" office:value="1035426.49994358">
                <text:p>1035426.49994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3719344139099">
                <text:p>5.63719344139099</text:p>
              </table:table-cell>
              <table:table-cell office:value-type="float" office:value="1035866.77702644">
                <text:p>1035866.77702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70053625106812">
                <text:p>5.70053625106812</text:p>
              </table:table-cell>
              <table:table-cell office:value-type="float" office:value="1036139.70290463">
                <text:p>1036139.70290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6385831832886">
                <text:p>5.76385831832886</text:p>
              </table:table-cell>
              <table:table-cell office:value-type="float" office:value="1036479.11129853">
                <text:p>1036479.11129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2723951339722">
                <text:p>5.82723951339722</text:p>
              </table:table-cell>
              <table:table-cell office:value-type="float" office:value="1035512.18826362">
                <text:p>1035512.18826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9056062698364">
                <text:p>5.89056062698364</text:p>
              </table:table-cell>
              <table:table-cell office:value-type="float" office:value="1036494.72162899">
                <text:p>1036494.72162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95387363433838">
                <text:p>5.95387363433838</text:p>
              </table:table-cell>
              <table:table-cell office:value-type="float" office:value="1036627.4284251">
                <text:p>1036627.42842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1715970039368">
                <text:p>6.01715970039368</text:p>
              </table:table-cell>
              <table:table-cell office:value-type="float" office:value="1037068.72761932">
                <text:p>1037068.727619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08045554161072">
                <text:p>6.08045554161072</text:p>
              </table:table-cell>
              <table:table-cell office:value-type="float" office:value="1036908.56678796">
                <text:p>1036908.56678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4371204376221">
                <text:p>6.14371204376221</text:p>
              </table:table-cell>
              <table:table-cell office:value-type="float" office:value="1037553.41771541">
                <text:p>1037553.417715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0702314376831">
                <text:p>6.20702314376831</text:p>
              </table:table-cell>
              <table:table-cell office:value-type="float" office:value="1036658.65849231">
                <text:p>1036658.65849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7040219306946">
                <text:p>6.27040219306946</text:p>
              </table:table-cell>
              <table:table-cell office:value-type="float" office:value="1035547.24666423">
                <text:p>1035547.246664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33378005027771">
                <text:p>6.33378005027771</text:p>
              </table:table-cell>
              <table:table-cell office:value-type="float" office:value="1035566.72457924">
                <text:p>1035566.72457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39712452888489">
                <text:p>6.39712452888489</text:p>
              </table:table-cell>
              <table:table-cell office:value-type="float" office:value="1036112.40384514">
                <text:p>1036112.40384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5853686332703">
                <text:p>6.45853686332703</text:p>
              </table:table-cell>
              <table:table-cell office:value-type="float" office:value="1068710.39175098">
                <text:p>1068710.391750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1890397071838">
                <text:p>6.51890397071838</text:p>
              </table:table-cell>
              <table:table-cell office:value-type="float" office:value="1087214.59145807">
                <text:p>1087214.59145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5792818069458">
                <text:p>6.5792818069458</text:p>
              </table:table-cell>
              <table:table-cell office:value-type="float" office:value="1087021.39892514">
                <text:p>1087021.39892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63967561721802">
                <text:p>6.63967561721802</text:p>
              </table:table-cell>
              <table:table-cell office:value-type="float" office:value="1086733.88388931">
                <text:p>1086733.88388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70007586479187">
                <text:p>6.70007586479187</text:p>
              </table:table-cell>
              <table:table-cell office:value-type="float" office:value="1086618.06261225">
                <text:p>1086618.06261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7603759765625">
                <text:p>6.7603759765625</text:p>
              </table:table-cell>
              <table:table-cell office:value-type="float" office:value="1088422.52647311">
                <text:p>1088422.526473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8206582069397">
                <text:p>6.8206582069397</text:p>
              </table:table-cell>
              <table:table-cell office:value-type="float" office:value="1088745.38299808">
                <text:p>1088745.38299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88105511665344">
                <text:p>6.88105511665344</text:p>
              </table:table-cell>
              <table:table-cell office:value-type="float" office:value="1086678.11500732">
                <text:p>1086678.115007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94130325317383">
                <text:p>6.94130325317383</text:p>
              </table:table-cell>
              <table:table-cell office:value-type="float" office:value="1089361.49382467">
                <text:p>1089361.493824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0160431861877">
                <text:p>7.00160431861877</text:p>
              </table:table-cell>
              <table:table-cell office:value-type="float" office:value="1088405.31283681">
                <text:p>1088405.31283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06191778182983">
                <text:p>7.06191778182983</text:p>
              </table:table-cell>
              <table:table-cell office:value-type="float" office:value="1088181.58510197">
                <text:p>1088181.58510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12225079536438">
                <text:p>7.12225079536438</text:p>
              </table:table-cell>
              <table:table-cell office:value-type="float" office:value="1087828.97049258">
                <text:p>1087828.970492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8259716033936">
                <text:p>7.18259716033936</text:p>
              </table:table-cell>
              <table:table-cell office:value-type="float" office:value="1087588.29180873">
                <text:p>1087588.291808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24287247657776">
                <text:p>7.24287247657776</text:p>
              </table:table-cell>
              <table:table-cell office:value-type="float" office:value="1088870.2722091">
                <text:p>1088870.27220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0311393737793">
                <text:p>7.30311393737793</text:p>
              </table:table-cell>
              <table:table-cell office:value-type="float" office:value="1089482.21255308">
                <text:p>1089482.21255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6332678794861">
                <text:p>7.36332678794861</text:p>
              </table:table-cell>
              <table:table-cell office:value-type="float" office:value="1089999.88171894">
                <text:p>1089999.881718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245822429657">
                <text:p>10.4245822429657</text:p>
              </table:table-cell>
              <table:table-cell office:value-type="float" office:value="21439.5697988666">
                <text:p>21439.5697988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069265365601">
                <text:p>10.5069265365601</text:p>
              </table:table-cell>
              <table:table-cell office:value-type="float" office:value="797043.69465251">
                <text:p>797043.69465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892646312714">
                <text:p>10.5892646312714</text:p>
              </table:table-cell>
              <table:table-cell office:value-type="float" office:value="797103.700663962">
                <text:p>797103.7006639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716313362122">
                <text:p>10.6716313362122</text:p>
              </table:table-cell>
              <table:table-cell office:value-type="float" office:value="796826.825198063">
                <text:p>796826.825198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539718151093">
                <text:p>10.7539718151093</text:p>
              </table:table-cell>
              <table:table-cell office:value-type="float" office:value="797080.620359566">
                <text:p>797080.6203595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36305141449">
                <text:p>10.836305141449</text:p>
              </table:table-cell>
              <table:table-cell office:value-type="float" office:value="797149.865282874">
                <text:p>797149.8652828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186248779297">
                <text:p>10.9186248779297</text:p>
              </table:table-cell>
              <table:table-cell office:value-type="float" office:value="797281.46378818">
                <text:p>797281.46378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009608268738">
                <text:p>11.0009608268738</text:p>
              </table:table-cell>
              <table:table-cell office:value-type="float" office:value="797124.474080766">
                <text:p>797124.474080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833373069763">
                <text:p>11.0833373069763</text:p>
              </table:table-cell>
              <table:table-cell office:value-type="float" office:value="796732.270161384">
                <text:p>796732.2701613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656539440155">
                <text:p>11.1656539440155</text:p>
              </table:table-cell>
              <table:table-cell office:value-type="float" office:value="797311.483567504">
                <text:p>797311.483567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479810714722">
                <text:p>11.2479810714722</text:p>
              </table:table-cell>
              <table:table-cell office:value-type="float" office:value="797209.887282258">
                <text:p>797209.887282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303077220917">
                <text:p>11.3303077220917</text:p>
              </table:table-cell>
              <table:table-cell office:value-type="float" office:value="797214.504733524">
                <text:p>797214.5047335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126324653625">
                <text:p>11.4126324653625</text:p>
              </table:table-cell>
              <table:table-cell office:value-type="float" office:value="797232.975073488">
                <text:p>797232.975073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4909551143646">
                <text:p>11.4909551143646</text:p>
              </table:table-cell>
              <table:table-cell office:value-type="float" office:value="837969.614616342">
                <text:p>837969.614616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5692987442017">
                <text:p>11.5692987442017</text:p>
              </table:table-cell>
              <table:table-cell office:value-type="float" office:value="837745.20195863">
                <text:p>837745.20195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6476912498474">
                <text:p>11.6476912498474</text:p>
              </table:table-cell>
              <table:table-cell office:value-type="float" office:value="837222.88832793">
                <text:p>837222.88832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726081609726">
                <text:p>11.726081609726</text:p>
              </table:table-cell>
              <table:table-cell office:value-type="float" office:value="837245.805500725">
                <text:p>837245.805500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044347763062">
                <text:p>11.8044347763062</text:p>
              </table:table-cell>
              <table:table-cell office:value-type="float" office:value="837643.23593509">
                <text:p>837643.23593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8827185630798">
                <text:p>11.8827185630798</text:p>
              </table:table-cell>
              <table:table-cell office:value-type="float" office:value="838385.605818253">
                <text:p>838385.6058182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9610760211945">
                <text:p>11.9610760211945</text:p>
              </table:table-cell>
              <table:table-cell office:value-type="float" office:value="837597.359322086">
                <text:p>837597.3593220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0383818149567">
                <text:p>12.0383818149567</text:p>
              </table:table-cell>
              <table:table-cell office:value-type="float" office:value="848991.994078533">
                <text:p>848991.9940785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1167361736298">
                <text:p>12.1167361736298</text:p>
              </table:table-cell>
              <table:table-cell office:value-type="float" office:value="837630.491927386">
                <text:p>837630.4919273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1951098442078">
                <text:p>12.1951098442078</text:p>
              </table:table-cell>
              <table:table-cell office:value-type="float" office:value="837424.093014483">
                <text:p>837424.0930144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2734594345093">
                <text:p>12.2734594345093</text:p>
              </table:table-cell>
              <table:table-cell office:value-type="float" office:value="837681.470285008">
                <text:p>837681.470285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3518061637878">
                <text:p>12.3518061637878</text:p>
              </table:table-cell>
              <table:table-cell office:value-type="float" office:value="837712.060278141">
                <text:p>837712.0602781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4282667636871">
                <text:p>12.4282667636871</text:p>
              </table:table-cell>
              <table:table-cell office:value-type="float" office:value="858376.733722275">
                <text:p>858376.7337222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925336837769">
                <text:p>12.4925336837769</text:p>
              </table:table-cell>
              <table:table-cell office:value-type="float" office:value="1021240.78621432">
                <text:p>1021240.78621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5567517280579">
                <text:p>12.5567517280579</text:p>
              </table:table-cell>
              <table:table-cell office:value-type="float" office:value="1022018.04391312">
                <text:p>1022018.04391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6210141181946">
                <text:p>12.6210141181946</text:p>
              </table:table-cell>
              <table:table-cell office:value-type="float" office:value="1021312.77502078">
                <text:p>1021312.77502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6852819919586">
                <text:p>12.6852819919586</text:p>
              </table:table-cell>
              <table:table-cell office:value-type="float" office:value="1021225.63196925">
                <text:p>1021225.63196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7495732307434">
                <text:p>12.7495732307434</text:p>
              </table:table-cell>
              <table:table-cell office:value-type="float" office:value="1020854.49340458">
                <text:p>1020854.49340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8137907981873">
                <text:p>12.8137907981873</text:p>
              </table:table-cell>
              <table:table-cell office:value-type="float" office:value="1022025.63274277">
                <text:p>1022025.632742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878080368042">
                <text:p>12.878080368042</text:p>
              </table:table-cell>
              <table:table-cell office:value-type="float" office:value="1020880.99435565">
                <text:p>1020880.994355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9423642158508">
                <text:p>12.9423642158508</text:p>
              </table:table-cell>
              <table:table-cell office:value-type="float" office:value="1020971.86520588">
                <text:p>1020971.86520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0066411495209">
                <text:p>13.0066411495209</text:p>
              </table:table-cell>
              <table:table-cell office:value-type="float" office:value="1021081.68906924">
                <text:p>1021081.68906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0710027217865">
                <text:p>13.0710027217865</text:p>
              </table:table-cell>
              <table:table-cell office:value-type="float" office:value="1019738.91702229">
                <text:p>1019738.91702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135383605957">
                <text:p>13.135383605957</text:p>
              </table:table-cell>
              <table:table-cell office:value-type="float" office:value="1019433.03273304">
                <text:p>1019433.032733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1997618675232">
                <text:p>13.1997618675232</text:p>
              </table:table-cell>
              <table:table-cell office:value-type="float" office:value="1019474.56180608">
                <text:p>1019474.561806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2640423774719">
                <text:p>13.2640423774719</text:p>
              </table:table-cell>
              <table:table-cell office:value-type="float" office:value="1021024.88067297">
                <text:p>1021024.880672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3284561634064">
                <text:p>13.3284561634064</text:p>
              </table:table-cell>
              <table:table-cell office:value-type="float" office:value="1018912.31896836">
                <text:p>1018912.31896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3927795886993">
                <text:p>13.3927795886993</text:p>
              </table:table-cell>
              <table:table-cell office:value-type="float" office:value="1020343.6726367">
                <text:p>1020343.6726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4581463336945">
                <text:p>13.4581463336945</text:p>
              </table:table-cell>
              <table:table-cell office:value-type="float" office:value="1004057.95033702">
                <text:p>1004057.95033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5244760513306">
                <text:p>13.5244760513306</text:p>
              </table:table-cell>
              <table:table-cell office:value-type="float" office:value="989481.070310956">
                <text:p>989481.0703109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5908269882202">
                <text:p>13.5908269882202</text:p>
              </table:table-cell>
              <table:table-cell office:value-type="float" office:value="989164.630925346">
                <text:p>989164.630925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6571757793427">
                <text:p>13.6571757793427</text:p>
              </table:table-cell>
              <table:table-cell office:value-type="float" office:value="989196.621214789">
                <text:p>989196.6212147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23541021347">
                <text:p>13.723541021347</text:p>
              </table:table-cell>
              <table:table-cell office:value-type="float" office:value="988951.41519493">
                <text:p>988951.41519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7898976802826">
                <text:p>13.7898976802826</text:p>
              </table:table-cell>
              <table:table-cell office:value-type="float" office:value="989079.33360161">
                <text:p>989079.33360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8562605381012">
                <text:p>13.8562605381012</text:p>
              </table:table-cell>
              <table:table-cell office:value-type="float" office:value="988986.944766586">
                <text:p>988986.9447665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9225771427155">
                <text:p>13.9225771427155</text:p>
              </table:table-cell>
              <table:table-cell office:value-type="float" office:value="989676.723978256">
                <text:p>989676.723978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9889574050903">
                <text:p>13.9889574050903</text:p>
              </table:table-cell>
              <table:table-cell office:value-type="float" office:value="988727.637582205">
                <text:p>988727.6375822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0553324222565">
                <text:p>14.0553324222565</text:p>
              </table:table-cell>
              <table:table-cell office:value-type="float" office:value="988805.770636896">
                <text:p>988805.770636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1217467784882">
                <text:p>14.1217467784882</text:p>
              </table:table-cell>
              <table:table-cell office:value-type="float" office:value="988220.073549156">
                <text:p>988220.073549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1881437301636">
                <text:p>14.1881437301636</text:p>
              </table:table-cell>
              <table:table-cell office:value-type="float" office:value="988479.114535942">
                <text:p>988479.114535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2544934749603">
                <text:p>14.2544934749603</text:p>
              </table:table-cell>
              <table:table-cell office:value-type="float" office:value="989182.40305292">
                <text:p>989182.403052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3208656311035">
                <text:p>14.3208656311035</text:p>
              </table:table-cell>
              <table:table-cell office:value-type="float" office:value="988848.393871796">
                <text:p>988848.3938717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3872804641724">
                <text:p>14.3872804641724</text:p>
              </table:table-cell>
              <table:table-cell office:value-type="float" office:value="988212.978446605">
                <text:p>988212.978446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4536211490631">
                <text:p>14.4536211490631</text:p>
              </table:table-cell>
              <table:table-cell office:value-type="float" office:value="989317.492095323">
                <text:p>989317.4920953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5199415683746">
                <text:p>14.5199415683746</text:p>
              </table:table-cell>
              <table:table-cell office:value-type="float" office:value="989619.798567772">
                <text:p>989619.798567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5862982273102">
                <text:p>14.5862982273102</text:p>
              </table:table-cell>
              <table:table-cell office:value-type="float" office:value="989079.33360161">
                <text:p>989079.333601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6526167392731">
                <text:p>14.6526167392731</text:p>
              </table:table-cell>
              <table:table-cell office:value-type="float" office:value="989648.260454415">
                <text:p>989648.2604544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.7189204692841">
                <text:p>14.7189204692841</text:p>
              </table:table-cell>
              <table:table-cell office:value-type="float" office:value="989868.895597955">
                <text:p>989868.8955979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7853355407715">
                <text:p>14.7853355407715</text:p>
              </table:table-cell>
              <table:table-cell office:value-type="float" office:value="988209.430933534">
                <text:p>988209.4309335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8517112731934">
                <text:p>14.8517112731934</text:p>
              </table:table-cell>
              <table:table-cell office:value-type="float" office:value="988795.115402299">
                <text:p>988795.115402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9180750846863">
                <text:p>14.9180750846863</text:p>
              </table:table-cell>
              <table:table-cell office:value-type="float" office:value="988972.732631579">
                <text:p>988972.7326315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9843695163727">
                <text:p>14.9843695163727</text:p>
              </table:table-cell>
              <table:table-cell office:value-type="float" office:value="990007.732632283">
                <text:p>990007.7326322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0507469177246">
                <text:p>15.0507469177246</text:p>
              </table:table-cell>
              <table:table-cell office:value-type="float" office:value="988770.254081255">
                <text:p>988770.2540812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1170651912689">
                <text:p>15.1170651912689</text:p>
              </table:table-cell>
              <table:table-cell office:value-type="float" office:value="989651.818305358">
                <text:p>989651.818305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1834585666656">
                <text:p>15.1834585666656</text:p>
              </table:table-cell>
              <table:table-cell office:value-type="float" office:value="988532.358956312">
                <text:p>988532.3589563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2497773170471">
                <text:p>15.2497773170471</text:p>
              </table:table-cell>
              <table:table-cell office:value-type="float" office:value="989644.702629053">
                <text:p>989644.7026290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3160889148712">
                <text:p>15.3160889148712</text:p>
              </table:table-cell>
              <table:table-cell office:value-type="float" office:value="989751.448518863">
                <text:p>989751.4485188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3824183940887">
                <text:p>15.3824183940887</text:p>
              </table:table-cell>
              <table:table-cell office:value-type="float" office:value="989484.626959879">
                <text:p>989484.6269598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4478151798248">
                <text:p>15.4478151798248</text:p>
              </table:table-cell>
              <table:table-cell office:value-type="float" office:value="1003596.72514893">
                <text:p>1003596.725148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51118516922">
                <text:p>15.51118516922</text:p>
              </table:table-cell>
              <table:table-cell office:value-type="float" office:value="1035695.29719744">
                <text:p>1035695.297197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5745356082916">
                <text:p>15.5745356082916</text:p>
              </table:table-cell>
              <table:table-cell office:value-type="float" office:value="1036014.91894577">
                <text:p>1036014.918945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637891292572">
                <text:p>15.637891292572</text:p>
              </table:table-cell>
              <table:table-cell office:value-type="float" office:value="1035929.14740736">
                <text:p>1035929.147407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7012641429901">
                <text:p>15.7012641429901</text:p>
              </table:table-cell>
              <table:table-cell office:value-type="float" office:value="1035648.53982431">
                <text:p>1035648.53982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7646038532257">
                <text:p>15.7646038532257</text:p>
              </table:table-cell>
              <table:table-cell office:value-type="float" office:value="1036190.40497467">
                <text:p>1036190.404974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8279213905334">
                <text:p>15.8279213905334</text:p>
              </table:table-cell>
              <table:table-cell office:value-type="float" office:value="1036553.26455626">
                <text:p>1036553.264556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891209602356">
                <text:p>15.891209602356</text:p>
              </table:table-cell>
              <table:table-cell office:value-type="float" office:value="1037033.56612545">
                <text:p>1037033.566125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9544928073883">
                <text:p>15.9544928073883</text:p>
              </table:table-cell>
              <table:table-cell office:value-type="float" office:value="1037115.61332032">
                <text:p>1037115.613320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0177583694458">
                <text:p>16.0177583694458</text:p>
              </table:table-cell>
              <table:table-cell office:value-type="float" office:value="1037404.83551469">
                <text:p>1037404.83551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0810837745667">
                <text:p>16.0810837745667</text:p>
              </table:table-cell>
              <table:table-cell office:value-type="float" office:value="1036424.4788446">
                <text:p>1036424.47884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1445746421814">
                <text:p>16.1445746421814</text:p>
              </table:table-cell>
              <table:table-cell office:value-type="float" office:value="1033723.4702516">
                <text:p>1033723.4702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2079558372498">
                <text:p>16.2079558372498</text:p>
              </table:table-cell>
              <table:table-cell office:value-type="float" office:value="1035512.18826362">
                <text:p>1035512.188263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2713451385498">
                <text:p>16.2713451385498</text:p>
              </table:table-cell>
              <table:table-cell office:value-type="float" office:value="1035379.76683692">
                <text:p>1035379.766836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3347022533417">
                <text:p>16.3347022533417</text:p>
              </table:table-cell>
              <table:table-cell office:value-type="float" office:value="1035905.75763437">
                <text:p>1035905.75763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3980569839478">
                <text:p>16.3980569839478</text:p>
              </table:table-cell>
              <table:table-cell office:value-type="float" office:value="1035944.74117616">
                <text:p>1035944.741176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4593632221222">
                <text:p>16.4593632221222</text:p>
              </table:table-cell>
              <table:table-cell office:value-type="float" office:value="1070559.89658431">
                <text:p>1070559.896584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5196750164032">
                <text:p>16.5196750164032</text:p>
              </table:table-cell>
              <table:table-cell office:value-type="float" office:value="1088211.69693951">
                <text:p>1088211.696939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5800106525421">
                <text:p>16.5800106525421</text:p>
              </table:table-cell>
              <table:table-cell office:value-type="float" office:value="1087781.68591593">
                <text:p>1087781.68591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6403002738953">
                <text:p>16.6403002738953</text:p>
              </table:table-cell>
              <table:table-cell office:value-type="float" office:value="1088611.91241453">
                <text:p>1088611.91241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700651884079">
                <text:p>16.700651884079</text:p>
              </table:table-cell>
              <table:table-cell office:value-type="float" office:value="1087493.76860386">
                <text:p>1087493.768603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7610659599304">
                <text:p>16.7610659599304</text:p>
              </table:table-cell>
              <table:table-cell office:value-type="float" office:value="1086369.34480949">
                <text:p>1086369.344809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214333057404">
                <text:p>16.8214333057404</text:p>
              </table:table-cell>
              <table:table-cell office:value-type="float" office:value="1087210.29754462">
                <text:p>1087210.29754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8818199634552">
                <text:p>16.8818199634552</text:p>
              </table:table-cell>
              <table:table-cell office:value-type="float" office:value="1086862.60315856">
                <text:p>1086862.603158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9422705173492">
                <text:p>16.9422705173492</text:p>
              </table:table-cell>
              <table:table-cell office:value-type="float" office:value="1085713.79039866">
                <text:p>1085713.790398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0026562213898">
                <text:p>17.0026562213898</text:p>
              </table:table-cell>
              <table:table-cell office:value-type="float" office:value="1086879.76803171">
                <text:p>1086879.768031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0629765987396">
                <text:p>17.0629765987396</text:p>
              </table:table-cell>
              <table:table-cell office:value-type="float" office:value="1088056.85381143">
                <text:p>1088056.85381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1233005523682">
                <text:p>17.1233005523682</text:p>
              </table:table-cell>
              <table:table-cell office:value-type="float" office:value="1087992.34884613">
                <text:p>1087992.348846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183629989624">
                <text:p>17.183629989624</text:p>
              </table:table-cell>
              <table:table-cell office:value-type="float" office:value="1087893.45608599">
                <text:p>1087893.456085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.2440061569214">
                <text:p>17.2440061569214</text:p>
              </table:table-cell>
              <table:table-cell office:value-type="float" office:value="1087051.44658737">
                <text:p>1087051.446587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304351568222">
                <text:p>17.304351568222</text:p>
              </table:table-cell>
              <table:table-cell office:value-type="float" office:value="1087605.47961139">
                <text:p>1087605.479611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3647301197052">
                <text:p>17.3647301197052</text:p>
              </table:table-cell>
              <table:table-cell office:value-type="float" office:value="1087008.52186412">
                <text:p>1087008.521864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4261682033539">
                <text:p>20.4261682033539</text:p>
              </table:table-cell>
              <table:table-cell office:value-type="float" office:value="21438.2908315358">
                <text:p>21438.29083153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5086073875427">
                <text:p>20.5086073875427</text:p>
              </table:table-cell>
              <table:table-cell office:value-type="float" office:value="796126.267451377">
                <text:p>796126.2674513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5908799171448">
                <text:p>20.5908799171448</text:p>
              </table:table-cell>
              <table:table-cell office:value-type="float" office:value="797738.933243691">
                <text:p>797738.9332436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673136472702">
                <text:p>20.673136472702</text:p>
              </table:table-cell>
              <table:table-cell office:value-type="float" office:value="797893.852415444">
                <text:p>797893.8524154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7553908824921">
                <text:p>20.7553908824921</text:p>
              </table:table-cell>
              <table:table-cell office:value-type="float" office:value="797914.667037681">
                <text:p>797914.6670376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8376660346985">
                <text:p>20.8376660346985</text:p>
              </table:table-cell>
              <table:table-cell office:value-type="float" office:value="797713.504501763">
                <text:p>797713.5045017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9199593067169">
                <text:p>20.9199593067169</text:p>
              </table:table-cell>
              <table:table-cell office:value-type="float" office:value="797537.859295463">
                <text:p>797537.8592954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0022461414337">
                <text:p>21.0022461414337</text:p>
              </table:table-cell>
              <table:table-cell office:value-type="float" office:value="797600.250706968">
                <text:p>797600.2507069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0845031738281">
                <text:p>21.0845031738281</text:p>
              </table:table-cell>
              <table:table-cell office:value-type="float" office:value="797889.22709131">
                <text:p>797889.227091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1667699813843">
                <text:p>21.1667699813843</text:p>
              </table:table-cell>
              <table:table-cell office:value-type="float" office:value="797794.419762818">
                <text:p>797794.4197628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2490446567535">
                <text:p>21.2490446567535</text:p>
              </table:table-cell>
              <table:table-cell office:value-type="float" office:value="797718.127788806">
                <text:p>797718.1277888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3314247131348">
                <text:p>21.3314247131348</text:p>
              </table:table-cell>
              <table:table-cell office:value-type="float" office:value="796697.682461863">
                <text:p>796697.682461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413782119751">
                <text:p>21.413782119751</text:p>
              </table:table-cell>
              <table:table-cell office:value-type="float" office:value="796916.7886241">
                <text:p>796916.7886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4921436309814">
                <text:p>21.4921436309814</text:p>
              </table:table-cell>
              <table:table-cell office:value-type="float" office:value="837554.036023756">
                <text:p>837554.0360237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5694298744202">
                <text:p>21.5694298744202</text:p>
              </table:table-cell>
              <table:table-cell office:value-type="float" office:value="849206.755042232">
                <text:p>849206.7550422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6477785110474">
                <text:p>21.6477785110474</text:p>
              </table:table-cell>
              <table:table-cell office:value-type="float" office:value="837691.666701155">
                <text:p>837691.6667011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7261514663696">
                <text:p>21.7261514663696</text:p>
              </table:table-cell>
              <table:table-cell office:value-type="float" office:value="837431.73560477">
                <text:p>837431.735604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8045325279236">
                <text:p>21.8045325279236</text:p>
              </table:table-cell>
              <table:table-cell office:value-type="float" office:value="837345.127749016">
                <text:p>837345.1277490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8829126358032">
                <text:p>21.8829126358032</text:p>
              </table:table-cell>
              <table:table-cell office:value-type="float" office:value="837355.315978707">
                <text:p>837355.3159787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9612350463867">
                <text:p>21.9612350463867</text:p>
              </table:table-cell>
              <table:table-cell office:value-type="float" office:value="837972.16545107">
                <text:p>837972.165451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0395364761353">
                <text:p>22.0395364761353</text:p>
              </table:table-cell>
              <table:table-cell office:value-type="float" office:value="838196.69973814">
                <text:p>838196.69973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1178216934204">
                <text:p>22.1178216934204</text:p>
              </table:table-cell>
              <table:table-cell office:value-type="float" office:value="838370.285937043">
                <text:p>838370.2859370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1961121559143">
                <text:p>22.1961121559143</text:p>
              </table:table-cell>
              <table:table-cell office:value-type="float" office:value="838314.117829061">
                <text:p>838314.1178290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2743916511536">
                <text:p>22.2743916511536</text:p>
              </table:table-cell>
              <table:table-cell office:value-type="float" office:value="838431.568821423">
                <text:p>838431.5688214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3526718616486">
                <text:p>22.3526718616486</text:p>
              </table:table-cell>
              <table:table-cell office:value-type="float" office:value="838423.90797092">
                <text:p>838423.907970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4289608001709">
                <text:p>22.4289608001709</text:p>
              </table:table-cell>
              <table:table-cell office:value-type="float" office:value="860308.208126158">
                <text:p>860308.208126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4931945800781">
                <text:p>22.4931945800781</text:p>
              </table:table-cell>
              <table:table-cell office:value-type="float" office:value="1021767.67574309">
                <text:p>1021767.675743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5574512481689">
                <text:p>22.5574512481689</text:p>
              </table:table-cell>
              <table:table-cell office:value-type="float" office:value="1021403.72275817">
                <text:p>1021403.722758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6218101978302">
                <text:p>22.6218101978302</text:p>
              </table:table-cell>
              <table:table-cell office:value-type="float" office:value="1019780.47102145">
                <text:p>1019780.471021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6860325336456">
                <text:p>22.6860325336456</text:p>
              </table:table-cell>
              <table:table-cell office:value-type="float" office:value="1021949.74951739">
                <text:p>1021949.749517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7502853870392">
                <text:p>22.7502853870392</text:p>
              </table:table-cell>
              <table:table-cell office:value-type="float" office:value="1021464.36358239">
                <text:p>1021464.363582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8146443367004">
                <text:p>22.8146443367004</text:p>
              </table:table-cell>
              <table:table-cell office:value-type="float" office:value="1019780.47102145">
                <text:p>1019780.471021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8789315223694">
                <text:p>22.8789315223694</text:p>
              </table:table-cell>
              <table:table-cell office:value-type="float" office:value="1020918.85524403">
                <text:p>1020918.855244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9433007240295">
                <text:p>22.9433007240295</text:p>
              </table:table-cell>
              <table:table-cell office:value-type="float" office:value="1019618.05191419">
                <text:p>1019618.051914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0076808929443">
                <text:p>23.0076808929443</text:p>
              </table:table-cell>
              <table:table-cell office:value-type="float" office:value="1019444.35850831">
                <text:p>1019444.358508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0719401836395">
                <text:p>23.0719401836395</text:p>
              </table:table-cell>
              <table:table-cell office:value-type="float" office:value="1021362.03636795">
                <text:p>1021362.036367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1363072395325">
                <text:p>23.1363072395325</text:p>
              </table:table-cell>
              <table:table-cell office:value-type="float" office:value="1019652.04232985">
                <text:p>1019652.042329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2006661891937">
                <text:p>23.2006661891937</text:p>
              </table:table-cell>
              <table:table-cell office:value-type="float" office:value="1019780.47102145">
                <text:p>1019780.471021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2650444507599">
                <text:p>23.2650444507599</text:p>
              </table:table-cell>
              <table:table-cell office:value-type="float" office:value="1019474.56180608">
                <text:p>1019474.56180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3292469978333">
                <text:p>23.3292469978333</text:p>
              </table:table-cell>
              <table:table-cell office:value-type="float" office:value="1022264.73857809">
                <text:p>1022264.738578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3935966491699">
                <text:p>23.3935966491699</text:p>
              </table:table-cell>
              <table:table-cell office:value-type="float" office:value="1019927.82612948">
                <text:p>1019927.826129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4589412212372">
                <text:p>23.4589412212372</text:p>
              </table:table-cell>
              <table:table-cell office:value-type="float" office:value="1004398.65047159">
                <text:p>1004398.650471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5253148078918">
                <text:p>23.5253148078918</text:p>
              </table:table-cell>
              <table:table-cell office:value-type="float" office:value="988827.081795029">
                <text:p>988827.0817950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5917272567749">
                <text:p>23.5917272567749</text:p>
              </table:table-cell>
              <table:table-cell office:value-type="float" office:value="988248.454978209">
                <text:p>988248.4549782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6580307483673">
                <text:p>23.6580307483673</text:p>
              </table:table-cell>
              <table:table-cell office:value-type="float" office:value="989872.455035473">
                <text:p>989872.4550354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7243535518646">
                <text:p>23.7243535518646</text:p>
              </table:table-cell>
              <table:table-cell office:value-type="float" office:value="989584.223511565">
                <text:p>989584.2235115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7906308174133">
                <text:p>23.7906308174133</text:p>
              </table:table-cell>
              <table:table-cell office:value-type="float" office:value="990264.149503394">
                <text:p>990264.1495033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8569927215576">
                <text:p>23.8569927215576</text:p>
              </table:table-cell>
              <table:table-cell office:value-type="float" office:value="989001.157310072">
                <text:p>989001.1573100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9233729839325">
                <text:p>23.9233729839325</text:p>
              </table:table-cell>
              <table:table-cell office:value-type="float" office:value="988727.637582205">
                <text:p>988727.6375822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9897530078888">
                <text:p>23.9897530078888</text:p>
              </table:table-cell>
              <table:table-cell office:value-type="float" office:value="988731.188816815">
                <text:p>988731.1888168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0563049316406">
                <text:p>24.0563049316406</text:p>
              </table:table-cell>
              <table:table-cell office:value-type="float" office:value="986177.352960353">
                <text:p>986177.3529603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1226589679718">
                <text:p>24.1226589679718</text:p>
              </table:table-cell>
              <table:table-cell office:value-type="float" office:value="989118.426382187">
                <text:p>989118.4263821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890180110931">
                <text:p>24.1890180110931</text:p>
              </table:table-cell>
              <table:table-cell office:value-type="float" office:value="989043.797391586">
                <text:p>989043.7973915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2553789615631">
                <text:p>24.2553789615631</text:p>
              </table:table-cell>
              <table:table-cell office:value-type="float" office:value="989015.370262056">
                <text:p>989015.3702620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3217391967773">
                <text:p>24.3217391967773</text:p>
              </table:table-cell>
              <table:table-cell office:value-type="float" office:value="989026.03024413">
                <text:p>989026.030244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388120174408">
                <text:p>24.388120174408</text:p>
              </table:table-cell>
              <table:table-cell office:value-type="float" office:value="988716.984031434">
                <text:p>988716.9840314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454439163208">
                <text:p>24.454439163208</text:p>
              </table:table-cell>
              <table:table-cell office:value-type="float" office:value="989641.144829272">
                <text:p>989641.1448292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5207569599152">
                <text:p>24.5207569599152</text:p>
              </table:table-cell>
              <table:table-cell office:value-type="float" office:value="989658.934083989">
                <text:p>989658.9340839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5871691703796">
                <text:p>24.5871691703796</text:p>
              </table:table-cell>
              <table:table-cell office:value-type="float" office:value="988252.002771465">
                <text:p>988252.002771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6535475254059">
                <text:p>24.6535475254059</text:p>
              </table:table-cell>
              <table:table-cell office:value-type="float" office:value="988756.048173384">
                <text:p>988756.0481733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719881772995">
                <text:p>24.719881772995</text:p>
              </table:table-cell>
              <table:table-cell office:value-type="float" office:value="989413.498839073">
                <text:p>989413.4988390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7863552570343">
                <text:p>24.7863552570343</text:p>
              </table:table-cell>
              <table:table-cell office:value-type="float" office:value="987341.057092644">
                <text:p>987341.0570926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8527204990387">
                <text:p>24.8527204990387</text:p>
              </table:table-cell>
              <table:table-cell office:value-type="float" office:value="988951.41519493">
                <text:p>988951.415194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9191184043884">
                <text:p>24.9191184043884</text:p>
              </table:table-cell>
              <table:table-cell office:value-type="float" office:value="988464.916992528">
                <text:p>988464.9169925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985456943512">
                <text:p>24.985456943512</text:p>
              </table:table-cell>
              <table:table-cell office:value-type="float" office:value="989349.492272969">
                <text:p>989349.492272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0517327785492">
                <text:p>25.0517327785492</text:p>
              </table:table-cell>
              <table:table-cell office:value-type="float" office:value="990285.523571755">
                <text:p>990285.5235717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118034362793">
                <text:p>25.118034362793</text:p>
              </table:table-cell>
              <table:table-cell office:value-type="float" office:value="989900.931457195">
                <text:p>989900.9314571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1843287944794">
                <text:p>25.1843287944794</text:p>
              </table:table-cell>
              <table:table-cell office:value-type="float" office:value="990007.732632283">
                <text:p>990007.7326322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2506010532379">
                <text:p>25.2506010532379</text:p>
              </table:table-cell>
              <table:table-cell office:value-type="float" office:value="990338.962779621">
                <text:p>990338.9627796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169260025024">
                <text:p>25.3169260025024</text:p>
              </table:table-cell>
              <table:table-cell office:value-type="float" office:value="989552.208147757">
                <text:p>989552.2081477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3832664489746">
                <text:p>25.3832664489746</text:p>
              </table:table-cell>
              <table:table-cell office:value-type="float" office:value="989321.047568391">
                <text:p>989321.0475683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475433826447">
                <text:p>25.4475433826447</text:p>
              </table:table-cell>
              <table:table-cell office:value-type="float" office:value="1021081.68906924">
                <text:p>1021081.689069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5109446048737">
                <text:p>25.5109446048737</text:p>
              </table:table-cell>
              <table:table-cell office:value-type="float" office:value="1035185.09095832">
                <text:p>1035185.090958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5743567943573">
                <text:p>25.5743567943573</text:p>
              </table:table-cell>
              <table:table-cell office:value-type="float" office:value="1035006.05379554">
                <text:p>1035006.053795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6376988887787">
                <text:p>25.6376988887787</text:p>
              </table:table-cell>
              <table:table-cell office:value-type="float" office:value="1036151.40294193">
                <text:p>1036151.402941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7010877132416">
                <text:p>25.7010877132416</text:p>
              </table:table-cell>
              <table:table-cell office:value-type="float" office:value="1035387.55539508">
                <text:p>1035387.555395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7644240856171">
                <text:p>25.7644240856171</text:p>
              </table:table-cell>
              <table:table-cell office:value-type="float" office:value="1036245.01275353">
                <text:p>1036245.012753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8277885913849">
                <text:p>25.8277885913849</text:p>
              </table:table-cell>
              <table:table-cell office:value-type="float" office:value="1035784.92729804">
                <text:p>1035784.927298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8911108970642">
                <text:p>25.8911108970642</text:p>
              </table:table-cell>
              <table:table-cell office:value-type="float" office:value="1036475.20878939">
                <text:p>1036475.208789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9544191360474">
                <text:p>25.9544191360474</text:p>
              </table:table-cell>
              <table:table-cell office:value-type="float" office:value="1036705.5071215">
                <text:p>1036705.5071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0177640914917">
                <text:p>26.0177640914917</text:p>
              </table:table-cell>
              <table:table-cell office:value-type="float" office:value="1036104.60437807">
                <text:p>1036104.604378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0810861587524">
                <text:p>26.0810861587524</text:p>
              </table:table-cell>
              <table:table-cell office:value-type="float" office:value="1036479.11129853">
                <text:p>1036479.111298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1444568634033">
                <text:p>26.1444568634033</text:p>
              </table:table-cell>
              <table:table-cell office:value-type="float" office:value="1035683.60745835">
                <text:p>1035683.607458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078223228455">
                <text:p>26.2078223228455</text:p>
              </table:table-cell>
              <table:table-cell office:value-type="float" office:value="1035769.33834009">
                <text:p>1035769.338340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2711679935455">
                <text:p>26.2711679935455</text:p>
              </table:table-cell>
              <table:table-cell office:value-type="float" office:value="1036092.90539762">
                <text:p>1036092.905397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3345131874084">
                <text:p>26.3345131874084</text:p>
              </table:table-cell>
              <table:table-cell office:value-type="float" office:value="1036100.70468856">
                <text:p>1036100.704688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3978371620178">
                <text:p>26.3978371620178</text:p>
              </table:table-cell>
              <table:table-cell office:value-type="float" office:value="1036447.89204819">
                <text:p>1036447.892048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4591455459595">
                <text:p>26.4591455459595</text:p>
              </table:table-cell>
              <table:table-cell office:value-type="float" office:value="1070522.42744589">
                <text:p>1070522.427445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5195460319519">
                <text:p>26.5195460319519</text:p>
              </table:table-cell>
              <table:table-cell office:value-type="float" office:value="1086613.77340944">
                <text:p>1086613.773409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5798888206482">
                <text:p>26.5798888206482</text:p>
              </table:table-cell>
              <table:table-cell office:value-type="float" office:value="1087652.74886999">
                <text:p>1087652.74886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6402671337128">
                <text:p>26.6402671337128</text:p>
              </table:table-cell>
              <table:table-cell office:value-type="float" office:value="1087012.81418389">
                <text:p>1087012.814183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7006282806396">
                <text:p>26.7006282806396</text:p>
              </table:table-cell>
              <table:table-cell office:value-type="float" office:value="1087321.95031856">
                <text:p>1087321.950318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7610416412354">
                <text:p>26.7610416412354</text:p>
              </table:table-cell>
              <table:table-cell office:value-type="float" office:value="1086382.20673107">
                <text:p>1086382.206731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8214209079742">
                <text:p>26.8214209079742</text:p>
              </table:table-cell>
              <table:table-cell office:value-type="float" office:value="1086995.64510817">
                <text:p>1086995.645108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8817911148071">
                <text:p>26.8817911148071</text:p>
              </table:table-cell>
              <table:table-cell office:value-type="float" office:value="1087158.77322865">
                <text:p>1087158.773228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9421527385712">
                <text:p>26.9421527385712</text:p>
              </table:table-cell>
              <table:table-cell office:value-type="float" office:value="1087313.36082947">
                <text:p>1087313.36082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0025186538696">
                <text:p>27.0025186538696</text:p>
              </table:table-cell>
              <table:table-cell office:value-type="float" office:value="1087236.06153409">
                <text:p>1087236.061534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0628607273102">
                <text:p>27.0628607273102</text:p>
              </table:table-cell>
              <table:table-cell office:value-type="float" office:value="1087665.64119908">
                <text:p>1087665.641199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1233148574829">
                <text:p>27.1233148574829</text:p>
              </table:table-cell>
              <table:table-cell office:value-type="float" office:value="1085649.56294097">
                <text:p>1085649.56294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183628320694">
                <text:p>27.183628320694</text:p>
              </table:table-cell>
              <table:table-cell office:value-type="float" office:value="1088181.58510197">
                <text:p>1088181.585101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2439618110657">
                <text:p>27.2439618110657</text:p>
              </table:table-cell>
              <table:table-cell office:value-type="float" office:value="1087820.37299107">
                <text:p>1087820.372991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3042516708374">
                <text:p>27.3042516708374</text:p>
              </table:table-cell>
              <table:table-cell office:value-type="float" office:value="1088607.60745668">
                <text:p>1088607.607456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3645362854004">
                <text:p>27.3645362854004</text:p>
              </table:table-cell>
              <table:table-cell office:value-type="float" office:value="1088702.3243953">
                <text:p>1088702.32439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4258511066437">
                <text:p>30.4258511066437</text:p>
              </table:table-cell>
              <table:table-cell office:value-type="float" office:value="21439.1540342607">
                <text:p>21439.1540342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